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32cm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draw:fill-color="#ffffff" fo:min-height="13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ms-title">
      <style:graphic-properties draw:fill-color="#ffffff" draw:auto-grow-height="true" fo:min-height="3.508cm"/>
    </style:style>
    <style:style style:name="pr2" style:family="presentation" style:parent-style-name="oms-outline1">
      <style:graphic-properties draw:fill-color="#ffffff" draw:auto-grow-height="true" fo:min-height="13.231cm"/>
    </style:style>
    <style:style style:name="pr3" style:family="presentation" style:parent-style-name="oms-notes">
      <style:graphic-properties draw:fill-color="#ffffff" draw:auto-grow-height="true" fo:min-height="11.412cm"/>
    </style:style>
    <style:style style:name="pr4" style:family="presentation" style:parent-style-name="oms-outline1">
      <style:graphic-properties draw:fill="solid" draw:fill-color="#ffff99" draw:auto-grow-height="true" fo:min-height="6.546cm"/>
    </style:style>
    <style:style style:name="pr5" style:family="presentation" style:parent-style-name="oms-outline1">
      <style:graphic-properties draw:fill-color="#ffffff" draw:auto-grow-height="true" fo:min-height="6.731cm"/>
    </style:style>
    <style:style style:name="pr6" style:family="presentation" style:parent-style-name="oms-outline1" style:list-style-name="L6">
      <style:graphic-properties draw:fill-color="#ffffff" draw:auto-grow-height="true" fo:min-height="5.173cm"/>
    </style:style>
    <style:style style:name="pr7" style:family="presentation" style:parent-style-name="oms-outline1">
      <style:graphic-properties draw:fill-color="#ffffff" draw:auto-grow-height="true" fo:min-height="5.455cm"/>
    </style:style>
    <style:style style:name="pr8" style:family="presentation" style:parent-style-name="oms-title" style:list-style-name="L7">
      <style:graphic-properties draw:fill-color="#ffffff" draw:auto-grow-height="true" fo:min-height="3.508cm"/>
    </style:style>
    <style:style style:name="pr9" style:family="presentation" style:parent-style-name="oms-outline1">
      <style:graphic-properties draw:fill="solid" draw:fill-color="#ffff99" draw:fill-image-width="0cm" draw:fill-image-height="0cm" draw:auto-grow-height="true" fo:min-height="10.434cm"/>
    </style:style>
    <style:style style:name="pr10" style:family="presentation" style:parent-style-name="oms-outline1" style:list-style-name="L8">
      <style:graphic-properties draw:fill-color="#ffffff" fo:min-height="11.455cm"/>
    </style:style>
    <style:style style:name="pr11" style:family="presentation" style:parent-style-name="oms-notes">
      <style:graphic-properties draw:fill-color="#ffffff" fo:min-height="11.161cm"/>
    </style:style>
    <style:style style:name="pr12" style:family="presentation" style:parent-style-name="oms-title" style:list-style-name="L7">
      <style:graphic-properties draw:fill-color="#ffffff" draw:auto-grow-height="true" fo:min-height="3.508cm"/>
    </style:style>
    <style:style style:name="pr13" style:family="presentation" style:parent-style-name="oms-outline1">
      <style:graphic-properties draw:fill-color="#ffffff" draw:auto-grow-height="true" fo:min-height="9.819cm"/>
    </style:style>
    <style:style style:name="pr14" style:family="presentation" style:parent-style-name="oms-title" style:list-style-name="L7">
      <style:graphic-properties draw:fill-color="#ffffff" draw:auto-grow-height="true" fo:min-height="3.508cm"/>
    </style:style>
    <style:style style:name="pr15" style:family="presentation" style:parent-style-name="oms-title" style:list-style-name="L7">
      <style:graphic-properties draw:fill-color="#ffffff" draw:auto-grow-height="true" fo:min-height="3.508cm"/>
    </style:style>
    <style:style style:name="pr16" style:family="presentation" style:parent-style-name="oms-title" style:list-style-name="L7">
      <style:graphic-properties draw:fill-color="#ffffff" draw:auto-grow-height="true" fo:min-height="3.508cm"/>
    </style:style>
    <style:style style:name="pr17" style:family="presentation" style:parent-style-name="oms-title" style:list-style-name="L7">
      <style:graphic-properties draw:fill-color="#ffffff" draw:auto-grow-height="true" fo:min-height="3.508cm"/>
    </style:style>
    <style:style style:name="pr18" style:family="presentation" style:parent-style-name="oms-title" style:list-style-name="L7">
      <style:graphic-properties draw:fill-color="#ffffff" draw:auto-grow-height="true" fo:min-height="3.508cm"/>
    </style:style>
    <style:style style:name="pr19" style:family="presentation" style:parent-style-name="oms-title" style:list-style-name="L7">
      <style:graphic-properties draw:fill-color="#ffffff" draw:auto-grow-height="true" fo:min-height="3.508cm"/>
    </style:style>
    <style:style style:name="pr20" style:family="presentation" style:parent-style-name="oms-title" style:list-style-name="L7">
      <style:graphic-properties draw:fill-color="#ffffff" draw:auto-grow-height="true" fo:min-height="3.508cm"/>
    </style:style>
    <style:style style:name="pr21" style:family="presentation" style:parent-style-name="oms-title" style:list-style-name="L7">
      <style:graphic-properties draw:fill-color="#ffffff" draw:auto-grow-height="true" fo:min-height="3.508cm"/>
    </style:style>
    <style:style style:name="pr22" style:family="presentation" style:parent-style-name="oms-title" style:list-style-name="L7">
      <style:graphic-properties draw:fill-color="#ffffff" draw:auto-grow-height="true" fo:min-height="3.508cm"/>
    </style:style>
    <style:style style:name="pr23" style:family="presentation" style:parent-style-name="oms-outline1">
      <style:graphic-properties draw:fill-color="#ffffff" draw:auto-grow-height="true" fo:min-height="3.343cm"/>
    </style:style>
    <style:style style:name="pr24" style:family="presentation" style:parent-style-name="oms-title" style:list-style-name="L7">
      <style:graphic-properties draw:fill-color="#ffffff" draw:auto-grow-height="true" fo:min-height="3.508cm"/>
    </style:style>
    <style:style style:name="pr25" style:family="presentation" style:parent-style-name="oms-title" style:list-style-name="L7">
      <style:graphic-properties draw:fill-color="#ffffff" draw:auto-grow-height="true" fo:min-height="3.508cm"/>
    </style:style>
    <style:style style:name="pr26" style:family="presentation" style:parent-style-name="oms-title" style:list-style-name="L7">
      <style:graphic-properties draw:fill-color="#ffffff" draw:auto-grow-height="true" fo:min-height="3.508cm"/>
    </style:style>
    <style:style style:name="pr27" style:family="presentation" style:parent-style-name="oms-title" style:list-style-name="L7">
      <style:graphic-properties draw:fill-color="#ffffff" draw:auto-grow-height="true" fo:min-height="3.508cm"/>
    </style:style>
    <style:style style:name="pr28" style:family="presentation" style:parent-style-name="oms-title" style:list-style-name="L7">
      <style:graphic-properties draw:fill-color="#ffffff" draw:auto-grow-height="true" fo:min-height="3.508cm"/>
    </style:style>
    <style:style style:name="pr29" style:family="presentation" style:parent-style-name="oms-title" style:list-style-name="L7">
      <style:graphic-properties draw:fill-color="#ffffff" draw:auto-grow-height="true" fo:min-height="3.508cm"/>
    </style:style>
    <style:style style:name="pr30" style:family="presentation" style:parent-style-name="oms-title" style:list-style-name="L7">
      <style:graphic-properties draw:fill-color="#ffffff" draw:auto-grow-height="true" fo:min-height="3.508cm"/>
    </style:style>
    <style:style style:name="pr31" style:family="presentation" style:parent-style-name="oms-title" style:list-style-name="L7">
      <style:graphic-properties draw:fill-color="#ffffff" draw:auto-grow-height="true" fo:min-height="3.508cm"/>
    </style:style>
    <style:style style:name="pr32" style:family="presentation" style:parent-style-name="oms-title" style:list-style-name="L7">
      <style:graphic-properties draw:fill-color="#ffffff" draw:auto-grow-height="true" fo:min-height="3.508cm"/>
    </style:style>
    <style:style style:name="pr33" style:family="presentation" style:parent-style-name="oms-title" style:list-style-name="L7">
      <style:graphic-properties draw:fill-color="#ffffff" draw:auto-grow-height="true" fo:min-height="3.508cm"/>
    </style:style>
    <style:style style:name="pr34" style:family="presentation" style:parent-style-name="oms-title" style:list-style-name="L7">
      <style:graphic-properties draw:fill-color="#ffffff" draw:auto-grow-height="true" fo:min-height="3.508cm"/>
    </style:style>
    <style:style style:name="pr35" style:family="presentation" style:parent-style-name="oms-title" style:list-style-name="L7">
      <style:graphic-properties draw:fill-color="#ffffff" draw:auto-grow-height="true" fo:min-height="3.508cm"/>
    </style:style>
    <style:style style:name="pr36" style:family="presentation" style:parent-style-name="oms-outline1">
      <style:graphic-properties draw:fill="solid" draw:fill-color="#ffff99" draw:auto-grow-height="true" fo:min-height="7.5cm"/>
    </style:style>
    <style:style style:name="pr37" style:family="presentation" style:parent-style-name="oms-title" style:list-style-name="L7">
      <style:graphic-properties draw:fill-color="#ffffff" draw:auto-grow-height="true" fo:min-height="3.508cm"/>
    </style:style>
    <style:style style:name="pr38" style:family="presentation" style:parent-style-name="oms-title" style:list-style-name="L7">
      <style:graphic-properties draw:fill-color="#ffffff" draw:auto-grow-height="true" fo:min-height="3.508cm"/>
    </style:style>
    <style:style style:name="pr39" style:family="presentation" style:parent-style-name="oms-title" style:list-style-name="L7">
      <style:graphic-properties draw:fill-color="#ffffff" draw:auto-grow-height="true" fo:min-height="3.508cm"/>
    </style:style>
    <style:style style:name="pr40" style:family="presentation" style:parent-style-name="oms-title" style:list-style-name="L7">
      <style:graphic-properties draw:fill-color="#ffffff" draw:auto-grow-height="true" fo:min-height="3.508cm"/>
    </style:style>
    <style:style style:name="pr41" style:family="presentation" style:parent-style-name="oms-title">
      <style:graphic-properties draw:fill-color="#ffffff" fo:min-height="3.257cm"/>
    </style:style>
    <style:style style:name="pr42" style:family="presentation" style:parent-style-name="oms-outline1">
      <style:graphic-properties draw:fill-color="#ffffff" fo:min-height="12.98cm"/>
    </style:style>
    <style:style style:name="pr43" style:family="presentation" style:parent-style-name="oms-outline1">
      <style:graphic-properties draw:fill-color="#ffffff" fo:min-height="11.8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align="center" text:enable-numbering="true" fo:text-indent="-0.9cm"/>
    </style:style>
    <style:style style:name="P5" style:family="paragraph">
      <style:paragraph-properties fo:margin-left="1.2cm" fo:margin-right="0cm" fo:text-align="center" text:enable-numbering="false" fo:text-indent="-0.9cm"/>
      <style:text-properties fo:font-size="2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8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2" style:family="paragraph">
      <style:paragraph-properties fo:margin-left="0cm" fo:margin-right="0cm" text:enable-numbering="false" fo:text-indent="0cm"/>
      <style:text-properties fo:font-size="28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1.2cm" fo:margin-right="0cm" text:enable-numbering="true" fo:text-indent="-0.9cm"/>
      <style:text-properties fo:font-size="32pt"/>
    </style:style>
    <style:style style:name="P15" style:family="paragraph">
      <style:paragraph-properties fo:margin-left="1.2cm" fo:margin-right="0cm" text:enable-numbering="false" fo:text-indent="-0.9cm"/>
      <style:text-properties fo:font-size="24pt"/>
    </style:style>
    <style:style style:name="P16" style:family="paragraph">
      <style:paragraph-properties fo:margin-left="2.4cm" fo:margin-right="0cm" text:enable-numbering="false" fo:text-indent="-0.8cm"/>
      <style:text-properties fo:font-size="22pt"/>
    </style:style>
    <style:style style:name="P17" style:family="paragraph">
      <style:paragraph-properties fo:margin-left="0cm" fo:margin-right="0cm" fo:text-indent="0cm"/>
      <style:text-properties fo:color="#dc2300" fo:font-size="22pt" fo:font-weight="bold"/>
    </style:style>
    <style:style style:name="P18" style:family="paragraph">
      <style:paragraph-properties fo:margin-left="3.6cm" fo:margin-right="0cm" text:enable-numbering="false" fo:text-indent="-0.6cm"/>
    </style:style>
    <style:style style:name="P19" style:family="paragraph">
      <style:paragraph-properties fo:margin-left="1.2cm" fo:margin-right="0cm" text:enable-numbering="false" fo:text-indent="-0.9cm"/>
      <style:text-properties fo:font-size="32pt"/>
    </style:style>
    <style:style style:name="P20" style:family="paragraph">
      <style:paragraph-properties fo:margin-left="1.2cm" fo:margin-right="0cm" fo:text-indent="-0.9cm"/>
    </style:style>
    <style:style style:name="P21" style:family="paragraph">
      <style:paragraph-properties fo:margin-left="2.4cm" fo:margin-right="0cm" fo:text-indent="-0.8cm"/>
    </style:style>
    <style:style style:name="P22" style:family="paragraph">
      <style:paragraph-properties fo:margin-left="2.4cm" fo:margin-right="0cm" text:enable-numbering="true" fo:text-indent="-0.8cm"/>
    </style:style>
    <style:style style:name="P23" style:family="paragraph">
      <style:paragraph-properties fo:margin-left="1.2cm" fo:margin-right="0cm" text:enable-numbering="false" fo:text-indent="-0.9cm"/>
      <style:text-properties fo:font-size="28pt"/>
    </style:style>
    <style:style style:name="P24" style:family="paragraph">
      <style:paragraph-properties fo:margin-left="1.2cm" fo:margin-right="0cm" text:enable-numbering="true" fo:text-indent="-0.9cm"/>
      <style:text-properties fo:font-size="36pt"/>
    </style:style>
    <style:style style:name="P25" style:family="paragraph">
      <style:paragraph-properties fo:margin-left="0cm" fo:margin-right="0cm" fo:text-align="center" fo:text-indent="0cm"/>
      <style:text-properties fo:color="#ff0000" fo:font-family="'Arial Black'" style:font-pitch="variable" fo:font-size="48pt" fo:font-weight="bold"/>
    </style:style>
    <style:style style:name="P26" style:family="paragraph">
      <style:paragraph-properties fo:margin-left="1.2cm" fo:margin-right="0cm" text:enable-numbering="true" fo:text-indent="-0.9cm"/>
      <style:text-properties fo:font-size="28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weight="bold"/>
    </style:style>
    <style:style style:name="P30" style:family="paragraph">
      <style:paragraph-properties fo:margin-left="1.2cm" fo:margin-right="0cm" text:enable-numbering="true" fo:text-indent="-0.9cm"/>
      <style:text-properties fo:font-size="26pt"/>
    </style:style>
    <style:style style:name="P31" style:family="paragraph">
      <style:paragraph-properties fo:margin-left="1.2cm" fo:margin-right="0cm" fo:text-indent="-0.9cm"/>
      <style:text-properties fo:font-size="28pt"/>
    </style:style>
    <style:style style:name="P32" style:family="paragraph">
      <style:paragraph-properties fo:margin-left="1.2cm" fo:margin-right="0cm" fo:text-indent="-0.9cm"/>
      <style:text-properties fo:font-size="26pt"/>
    </style:style>
    <style:style style:name="P33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40pt"/>
    </style:style>
    <style:style style:name="T2" style:family="text">
      <style:text-properties fo:font-size="28pt" style:text-underline-style="solid" style:text-underline-width="auto" style:text-underline-color="font-color" fo:font-weight="bold"/>
    </style:style>
    <style:style style:name="T3" style:family="text">
      <style:text-properties fo:font-size="28pt" style:text-underline-style="none" fo:font-weight="normal"/>
    </style:style>
    <style:style style:name="T4" style:family="text">
      <style:text-properties fo:font-size="28pt"/>
    </style:style>
    <style:style style:name="T5" style:family="text">
      <style:text-properties fo:font-size="44pt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size="32pt"/>
    </style:style>
    <style:style style:name="T8" style:family="text">
      <style:text-properties fo:font-family="'Bitstream Vera Sans'" style:font-family-generic="swiss" style:font-pitch="variable" fo:font-size="24pt" fo:font-weight="bold"/>
    </style:style>
    <style:style style:name="T9" style:family="text">
      <style:text-properties fo:font-family="'Bitstream Vera Sans'" style:font-family-generic="swiss" style:font-pitch="variable" fo:font-size="24pt" fo:font-style="italic" fo:font-weight="bold"/>
    </style:style>
    <style:style style:name="T10" style:family="text">
      <style:text-properties fo:font-family="'Bitstream Vera Sans'" style:font-family-generic="swiss" style:font-pitch="variable" fo:font-size="24pt" fo:font-weight="normal"/>
    </style:style>
    <style:style style:name="T11" style:family="text">
      <style:text-properties fo:font-size="24pt"/>
    </style:style>
    <style:style style:name="T12" style:family="text">
      <style:text-properties fo:font-size="22pt" style:text-underline-style="solid" style:text-underline-width="auto" style:text-underline-color="font-color"/>
    </style:style>
    <style:style style:name="T13" style:family="text">
      <style:text-properties fo:font-size="22pt" style:text-underline-style="none"/>
    </style:style>
    <style:style style:name="T14" style:family="text">
      <style:text-properties fo:font-size="22pt" fo:font-weight="bold"/>
    </style:style>
    <style:style style:name="T15" style:family="text">
      <style:text-properties fo:font-size="22pt"/>
    </style:style>
    <style:style style:name="T16" style:family="text">
      <style:text-properties fo:color="#dc2300" fo:font-size="22pt" fo:font-weight="bold"/>
    </style:style>
    <style:style style:name="T17" style:family="text">
      <style:text-properties fo:color="#dc2300" fo:font-family="'Bitstream Vera Sans Mono'" style:font-family-generic="swiss" style:font-pitch="fixed" fo:font-size="22pt" fo:font-weight="bold"/>
    </style:style>
    <style:style style:name="T18" style:family="text">
      <style:text-properties fo:color="#dc2300" fo:font-family="'Bitstream Vera Sans'" style:font-family-generic="swiss" style:font-pitch="variable" fo:font-size="22pt" fo:font-weight="bold"/>
    </style:style>
    <style:style style:name="T19" style:family="text">
      <style:text-properties fo:font-size="32pt" fo:font-weight="bold"/>
    </style:style>
    <style:style style:name="T20" style:family="text">
      <style:text-properties fo:font-weight="bold"/>
    </style:style>
    <style:style style:name="T21" style:family="text">
      <style:text-properties fo:font-weight="normal"/>
    </style:style>
    <style:style style:name="T22" style:family="text">
      <style:text-properties fo:font-size="26pt" fo:font-weight="normal"/>
    </style:style>
    <style:style style:name="T23" style:family="text">
      <style:text-properties fo:font-size="26pt"/>
    </style:style>
    <style:style style:name="T24" style:family="text">
      <style:text-properties fo:font-size="26pt" fo:font-weight="bold"/>
    </style:style>
    <style:style style:name="T25" style:family="text">
      <style:text-properties fo:font-size="36pt"/>
    </style:style>
    <style:style style:name="T26" style:family="text">
      <style:text-properties fo:font-size="36pt" fo:font-weight="normal"/>
    </style:style>
    <style:style style:name="T27" style:family="text">
      <style:text-properties fo:color="#ff0000" fo:font-family="'Arial Black'" style:font-pitch="variable" fo:font-size="48pt" fo:font-weight="bold"/>
    </style:style>
    <style:style style:name="T28" style:family="text">
      <style:text-properties fo:font-size="28pt" fo:font-weight="bold"/>
    </style:style>
    <style:style style:name="T29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0" style:family="text">
      <style:text-properties fo:font-size="26pt" fo:font-style="italic" fo:font-weight="bold"/>
    </style:style>
    <style:style style:name="T31" style:family="text">
      <style:text-properties fo:font-size="26pt" fo:font-style="normal" fo:font-weight="normal"/>
    </style:style>
    <style:style style:name="T32" style:family="text">
      <style:text-properties fo:font-size="28pt" fo:font-weight="normal"/>
    </style:style>
    <style:style style:name="T33" style:family="text">
      <style:text-properties fo:font-size="28pt" fo:font-style="italic" fo:font-weight="bold"/>
    </style:style>
    <style:style style:name="T34" style:family="text">
      <style:text-properties fo:font-style="italic"/>
    </style:style>
    <style:style style:name="T35" style:family="text">
      <style:text-properties fo:font-style="normal"/>
    </style:style>
    <style:style style:name="T36" style:family="text">
      <style:text-properties fo:font-style="normal" fo:font-weight="bold"/>
    </style:style>
    <style:style style:name="T37" style:family="text">
      <style:text-properties fo:font-style="italic" fo:font-weight="bold"/>
    </style:style>
    <style:style style:name="T38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9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40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1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2" style:family="text">
      <style:text-properties fo:font-size="28pt" fo:font-style="normal"/>
    </style:style>
    <style:style style:name="T43" style:family="text">
      <style:text-properties fo:font-size="28pt" fo:font-style="italic"/>
    </style:style>
    <style:style style:name="T44" style:family="text">
      <style:text-properties fo:font-size="28pt" fo:font-style="normal" fo:font-weight="bold"/>
    </style:style>
    <style:style style:name="T45" style:family="text">
      <style:text-properties fo:font-size="26pt" fo:font-style="normal"/>
    </style:style>
    <style:style style:name="T46" style:family="text">
      <style:text-properties fo:font-size="26pt" fo:font-style="normal" fo:font-weight="bold"/>
    </style:style>
    <style:style style:name="T47" style:family="text">
      <style:text-properties fo:font-size="26pt" fo:font-style="italic"/>
    </style:style>
    <style:style style:name="T48" style:family="text">
      <style:text-properties fo:font-size="24pt" fo:font-style="normal" fo:font-weight="normal"/>
    </style:style>
    <style:style style:name="T49" style:family="text">
      <style:text-properties fo:font-size="24pt" fo:font-style="normal" fo:font-weight="bold"/>
    </style:style>
    <style:style style:name="T50" style:family="text">
      <style:text-properties fo:font-family="'Bitstream Vera Sans Mono'" style:font-family-generic="swiss" style:font-pitch="fixed"/>
    </style:style>
    <style:style style:name="T51" style:family="text">
      <style:text-properties fo:font-style="italic" fo:font-weight="normal"/>
    </style:style>
    <style:style style:name="T52" style:family="text">
      <style:text-properties style:text-position="sub 58%" fo:font-size="28pt" fo:font-style="italic" style:font-size-asian="24pt" style:font-size-complex="24pt"/>
    </style:style>
    <style:style style:name="T53" style:family="text">
      <style:text-properties fo:font-family="'Bitstream Vera Sans Mono'" style:font-family-generic="swiss" style:font-pitch="fixed" fo:font-size="28pt"/>
    </style:style>
    <style:style style:name="T54" style:family="text">
      <style:text-properties fo:font-family="'Bitstream Vera Sans Mono'" style:font-family-generic="swiss" style:font-pitch="fixed" fo:font-size="26pt"/>
    </style:style>
    <style:style style:name="T55" style:family="text">
      <style:text-properties fo:color="#dc2300" fo:font-size="28pt"/>
    </style:style>
    <style:style style:name="T56" style:family="text">
      <style:text-properties fo:color="#dc2300" fo:font-size="28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Intro1: MeqTree Basics</presentation:footer-decl>
      <draw:page draw:name="page1" draw:style-name="dp1" draw:master-page-name="oms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Hello World</text:span><text:span text:style-name="T1"><text:line-break/></text:span><text:span text:style-name="T1"/></text:p>
          </draw:text-box>
        </draw:frame>
        <draw:frame presentation:style-name="pr2" draw:text-style-name="P5" draw:layer="layout" svg:width="23.912cm" svg:height="14.912cm" svg:x="2.269cm" svg:y="5.545cm" presentation:class="outline" presentation:user-transformed="true">
          <draw:text-box>
            <text:list text:style-name="L2">
              <text:list-item>
                <text:p text:style-name="P3"><text:span text:style-name="T2">Today's Menu</text:span></text:p>
              </text:list-item>
            </text:list>
            <text:list text:style-name="L2">
              <text:list-item>
                <text:p text:style-name="P4"><text:span text:style-name="T3">Introductions</text:span></text:p>
              </text:list-item>
            </text:list>
            <text:list text:style-name="L2">
              <text:list-item>
                <text:p text:style-name="P4"><text:span text:style-name="T4">What's a MeqTree and what's a Timba?</text:span></text:p>
              </text:list-item>
            </text:list>
            <text:list text:style-name="L2">
              <text:list-item>
                <text:p text:style-name="P4"><text:span text:style-name="T4">Building simple trees</text:span></text:p>
              </text:list-item>
            </text:list>
            <text:list text:style-name="L2">
              <text:list-item>
                <text:p text:style-name="P4"><text:span text:style-name="T4">Exploring the system</text:span></text:p>
              </text:list-item>
            </text:list>
            <text:list text:style-name="L2">
              <text:list-item>
                <text:p text:style-name="P4"><text:span text:style-name="T4">Working with Measurement Sets</text:span></text:p>
              </text:list-item>
            </text:list>
            <text:list text:style-name="L2">
              <text:list-item>
                <text:p text:style-name="P4"><text:span text:style-name="T4">Generally messing about</text:span></text:p>
              </text:list-item>
            </text:list>
            <text:list text:style-name="L2">
              <text:list-item>
                <text:p text:style-name="P4"><text:span text:style-name="T4">Dinner!</text:span><text:span text:style-name="T4"><text:line-break/></text:span><text:span text:style-name="T4"/></text:p>
              </text:list-item>
            </text:list>
            <text:list text:style-name="L2">
              <text:list-item>
                <text:p text:style-name="P3"><text:span text:style-name="T2">NOT On Today's Menu</text:span></text:p>
              </text:list-item>
            </text:list>
            <text:list text:style-name="L2">
              <text:list-item>
                <text:p text:style-name="P4"><text:span text:style-name="T4">Measurement Equations</text:span></text:p>
              </text:list-item>
            </text:list>
            <text:list text:style-name="L2">
              <text:list-item>
                <text:p text:style-name="P4"><text:span text:style-name="T4">Simulation or calibration</text:span></text:p>
              </text:list-item>
            </text:list>
            <text:list text:style-name="L2">
              <text:list-item>
                <text:p text:style-name="P4"><text:span text:style-name="T4">The Meaning Of Life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2T19" presentation:use-footer-name="ftr1">
        <draw:frame presentation:style-name="pr1" draw:text-style-name="P8" draw:layer="layout" svg:width="23.912cm" svg:height="3.625cm" svg:x="2.058cm" svg:y="1.485cm" presentation:class="title" presentation:user-transformed="true">
          <draw:text-box>
            <text:p text:style-name="P7"><text:span text:style-name="T5">System Issues?</text:span><text:span text:style-name="T5"><text:line-break/></text:span><text:span text:style-name="T5">What System Issues?</text:span></text:p>
          </draw:text-box>
        </draw:frame>
        <draw:frame presentation:style-name="pr4" draw:text-style-name="P11" draw:layer="layout" svg:width="26cm" svg:height="6.546cm" svg:x="1.545cm" svg:y="6.363cm" presentation:class="outline" presentation:user-transformed="true">
          <draw:text-box>
            <text:list text:style-name="L2">
              <text:list-item>
                <text:p text:style-name="P9"><text:span text:style-name="T6">5. Linux/Unix...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[ <text:s/>1] heard of it, use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[17] is my primary working environ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[ <text:s/>3] I'm a [former] sysadm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[ <text:s/>0] I'm Linus Torvalds </text:span>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3.912cm" svg:height="6.731cm" svg:x="2.5cm" svg:y="13.769cm" presentation:class="outline" presentation:user-transformed="true">
          <draw:text-box>
            <text:p text:style-name="P20"/>
          </draw:text-box>
        </draw:frame>
        <draw:frame presentation:style-name="pr6" draw:text-style-name="P12" draw:layer="layout" svg:width="25.366cm" svg:height="5.173cm" svg:x="2.088cm" svg:y="14.181cm" presentation:class="outline" presentation:user-transformed="true">
          <draw:text-box>
            <text:p text:style-name="P20"/>
          </draw:text-box>
        </draw:frame>
        <draw:frame presentation:style-name="pr7" draw:text-style-name="P14" draw:layer="layout" svg:width="25.366cm" svg:height="5.455cm" svg:x="1.454cm" svg:y="14.454cm" presentation:class="outline" presentation:user-transformed="true">
          <draw:text-box>
            <text:list text:style-name="L2">
              <text:list-item>
                <text:p text:style-name="P13"><text:span text:style-name="T7">If you have any problems, just ask any of the 3 guys up there for help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3T3" presentation:use-footer-name="ftr1">
        <office:forms form:automatic-focus="false" form:apply-design-mode="false"/>
        <draw:frame presentation:style-name="pr8" draw:text-style-name="P1" draw:layer="layout" svg:width="23.912cm" svg:height="3.508cm" svg:x="2.058cm" svg:y="1.543cm" presentation:class="title">
          <draw:text-box>
            <text:p text:style-name="P1">System Issues</text:p>
          </draw:text-box>
        </draw:frame>
        <draw:frame presentation:style-name="pr9" draw:text-style-name="P15" draw:layer="layout" svg:width="11.214cm" svg:height="10.434cm" svg:x="1.695cm" svg:y="5.909cm" presentation:class="outline" presentation:user-transformed="true">
          <draw:text-box>
            <text:list text:style-name="L2">
              <text:list-item>
                <text:p text:style-name="P9"><text:span text:style-name="T8">$ slogin -Y </text:span><text:span text:style-name="T9">username</text:span><text:span text:style-name="T8">@</text:span><text:span text:style-name="T9">host</text:span></text:p>
              </text:list-item>
            </text:list>
            <text:list text:style-name="L2">
              <text:list-item>
                <text:p text:style-name="P9"><text:span text:style-name="T8">...</text:span></text:p>
              </text:list-item>
            </text:list>
            <text:list text:style-name="L2">
              <text:list-item>
                <text:p text:style-name="P9"><text:span text:style-name="T8">$ xclock <text:s/></text:span><text:span text:style-name="T10"># just to test X</text:span></text:p>
              </text:list-item>
            </text:list>
            <text:list text:style-name="L2">
              <text:list-item>
                <text:p text:style-name="P9"><text:span text:style-name="T8">$ cd Workshop2007</text:span></text:p>
              </text:list-item>
            </text:list>
            <text:list text:style-name="L2">
              <text:list-item>
                <text:p text:style-name="P9"><text:span text:style-name="T8">$ svn up</text:span></text:p>
              </text:list-item>
            </text:list>
            <text:list text:style-name="L2">
              <text:list-item>
                <text:p text:style-name="P9"><text:span text:style-name="T8">$ cd Intro1</text:span></text:p>
              </text:list-item>
            </text:list>
            <text:list text:style-name="L2">
              <text:list-item>
                <text:p text:style-name="P9"><text:span text:style-name="T8">$ meqbrowser.py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11"/></text:p>
              </text:list-item>
            </text:list>
          </draw:text-box>
        </draw:frame>
        <draw:frame presentation:style-name="pr10" draw:text-style-name="P16" draw:layer="layout" svg:width="14.636cm" svg:height="11.455cm" svg:x="13cm" svg:y="5.45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12">Your host &amp; username is: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3">(note temporary pairings for first 2day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/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4">birch</text:span><text:span text:style-name="T15">: oosterlo/boomsma kemper/butcher rnijboer/hamaker bemmel/jmiller</text:span></text:p>
              </text:list-item>
            </text:list>
            <text:list text:style-name="L2">
              <text:list-item>
                <text:p text:style-name="P9"><text:span text:style-name="T14">lofar9</text:span><text:span text:style-name="T15">: omar/strom brentjens/vogt</text:span></text:p>
              </text:list-item>
            </text:list>
            <text:list text:style-name="L2">
              <text:list-item>
                <text:p text:style-name="P9"><text:span text:style-name="T14">lofar10</text:span><text:span text:style-name="T15">: bernardi/pandey panos/thomas</text:span></text:p>
              </text:list-item>
            </text:list>
            <text:list text:style-name="L2">
              <text:list-item>
                <text:p text:style-name="P9"><text:span text:style-name="T14">cedar</text:span><text:span text:style-name="T15">: vjelic/mohan kieviet/usov ger/saleem</text:span></text:p>
              </text:list-item>
            </text:list>
            <text:list text:style-name="L2">
              <text:list-item>
                <text:p text:style-name="P9"><text:span text:style-name="T14">jop01</text:span><text:span text:style-name="T15"> (10.87.10.1): reynolds/sundaram</text:span></text:p>
              </text:list-item>
            </text:list>
            <text:list text:style-name="L2">
              <text:list-item>
                <text:p text:style-name="P9"><text:span text:style-name="T14">jop03</text:span><text:span text:style-name="T15"> (10.87.10.3): loose/zwieten</text:span></text:p>
              </text:list-item>
            </text:list>
          </draw:text-box>
        </draw:frame>
        <draw:frame draw:style-name="gr2" draw:text-style-name="P17" draw:layer="layout" svg:width="26.182cm" svg:height="3.182cm" svg:x="1.636cm" svg:y="17.181cm">
          <draw:text-box>
            <text:p text:style-name="P1"><text:span text:style-name="T16">Please change password both on your host and on lofar9!</text:span></text:p>
            <text:p text:style-name="P1"><text:span text:style-name="T16">(“</text:span><text:span text:style-name="T17">$ passwd ; ssh lofar9 passwd</text:span><text:span text:style-name="T18">”</text:span><text:span text:style-name="T16">)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General Structure</text:p>
          </draw:text-box>
        </draw:frame>
        <draw:frame presentation:style-name="pr2" draw:text-style-name="P19" draw:layer="layout" svg:width="25.909cm" svg:height="13.231cm" svg:x="1.545cm" svg:y="6.36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<text:s text:c="2"/></text:span><text:span text:style-name="T7">9:00 ~ 10:30 <text:s/></text:span><text:span text:style-name="T19">session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0:30 ~ 11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1:00 ~ 12:30 <text:s/></text:span><text:span text:style-name="T19">session 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2:30 ~ 13:30 <text:s/>lunc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3:30 ~ 15:30 <text:s/></text:span><text:span text:style-name="T19">session 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5:30 ~ 16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6:00 ~ 17:30 <text:s/></text:span><text:span text:style-name="T19">session 4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7">17:30 ~ <text:s text:c="2"/>9:30 <text:s/>beer &amp; homework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4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5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pecial Events, Week 1</text:p>
          </draw:text-box>
        </draw:frame>
        <draw:frame presentation:style-name="pr2" draw:text-style-name="P20" draw:layer="layout" svg:width="23.912cm" svg:height="13.231cm" svg:x="2.058cm" svg:y="5.838cm" presentation:class="outline">
          <draw:text-box>
            <text:list text:style-name="L2">
              <text:list-item>
                <text:p text:style-name="P20"><text:span text:style-name="T20">Tuesday </text:span><text:span text:style-name="T21"><text:line-break/></text:span><text:span text:style-name="T21">Workshop dinner in Dwingeloo</text:span></text:p>
              </text:list-item>
            </text:list>
            <text:list text:style-name="L2">
              <text:list-item>
                <text:p text:style-name="P20"><text:span text:style-name="T20">Wednesday</text:span> 20:00<text:line-break/>Bridge, world politics &amp; cross-cultural alcohol tasting</text:p>
              </text:list-item>
            </text:list>
            <text:list text:style-name="L2">
              <text:list-item>
                <text:list>
                  <text:list-item>
                    <text:p text:style-name="P21">no prior skills required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20">Friday</text:span> 17:00<text:line-break/>Indoor football</text:p>
              </text:list-item>
            </text:list>
            <text:list text:style-name="L2">
              <text:list-item>
                <text:list>
                  <text:list-item>
                    <text:p text:style-name="P21">prior skills not encourag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indoor (non-marking) shoe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General Structure II</text:p>
          </draw:text-box>
        </draw:frame>
        <draw:frame presentation:style-name="pr2" draw:text-style-name="P23" draw:layer="layout" svg:width="25.366cm" svg:height="13.231cm" svg:x="2cm" svg:y="6.181cm" presentation:class="outline" presentation:user-transformed="true">
          <draw:text-box>
            <text:list text:style-name="L2">
              <text:list-item>
                <text:p text:style-name="P13"><text:span text:style-name="T4">During each session, presentations will be interspersed with demos, which you run via your laptops..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2">PLEASE</text:span><text:span text:style-name="T23"> only </text:span><text:span text:style-name="T24">ONE</text:span><text:span text:style-name="T23"> running demo per team (use either login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">...and occasional exercises, which teams do on their own</text:span></text:p>
              </text:list-item>
            </text:list>
            <text:list text:style-name="L2">
              <text:list-item>
                <text:p text:style-name="P13"><text:span text:style-name="T4">Please interrupt with questions at any time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1">no questions implies a lack of understanding, therefore the material will be repeated in an infinite loop until you DO ask ques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7" draw:style-name="dp3" draw:master-page-name="oms" presentation:presentation-page-layout-name="AL1T1" presentation:use-footer-name="ftr1">
        <draw:frame presentation:style-name="pr12" draw:text-style-name="P1" draw:layer="layout" svg:width="23.912cm" svg:height="3.508cm" svg:x="2.058cm" svg:y="1.543cm" presentation:class="title">
          <draw:text-box>
            <text:p text:style-name="P1">What's MeqTrees?</text:p>
          </draw:text-box>
        </draw:frame>
        <draw:frame presentation:style-name="pr13" draw:text-style-name="P24" draw:layer="layout" svg:width="23.912cm" svg:height="13.303cm" svg:x="2.09cm" svg:y="5.727cm" presentation:class="outline" presentation:user-transformed="true">
          <draw:text-box>
            <text:list text:style-name="L2">
              <text:list-item>
                <text:p text:style-name="P13"><text:span text:style-name="T25">“</text:span><text:span text:style-name="T25">...a flexible system to implement arbitrary Measurement Equations and to solve for (subsets of) their parameters.”</text:span></text:p>
              </text:list-item>
            </text:list>
            <text:list text:style-name="L2">
              <text:list-item>
                <text:p text:style-name="P13"><text:span text:style-name="T25">“</text:span><text:span text:style-name="T25">...a model construction and fitting toolkit...”</text:span></text:p>
              </text:list-item>
            </text:list>
            <text:list text:style-name="L2">
              <text:list-item>
                <text:p text:style-name="P13"><text:span text:style-name="T25">“</text:span><text:span text:style-name="T25">A module, not a package...”</text:span></text:p>
              </text:list-item>
            </text:list>
            <text:list text:style-name="L2">
              <text:list-item>
                <text:p text:style-name="P13"><text:span text:style-name="T25">“</text:span><text:span text:style-name="T25">The light at the end of the tunnel...”</text:span></text:p>
              </text:list-item>
            </text:list>
            <text:list text:style-name="L2">
              <text:list-item>
                <text:p text:style-name="P13"><text:span text:style-name="T26">Mathlab for perverts</text:span></text:p>
              </text:list-item>
            </text:list>
          </draw:text-box>
        </draw:frame>
        <draw:rect draw:style-name="gr3" draw:text-style-name="P25" draw:id="id12" draw:layer="layout" svg:width="25.544cm" svg:height="3.454cm" draw:transform="rotate (0.508588944031052) translate (1.454cm 16.166cm)">
          <text:p text:style-name="P1"><text:span text:style-name="T27">RESISTANCE IS FUTILE!</text:span></text:p>
        </draw:rect>
        <draw:rect draw:style-name="gr3" draw:text-style-name="P25" draw:id="id13" draw:layer="layout" svg:width="25.544cm" svg:height="3.454cm" draw:transform="rotate (0.508588944031052) translate (3.461cm 19.255cm)">
          <text:p text:style-name="P1"><text:span text:style-name="T27">RESISTANCE IS FUTILE!</text:span></text:p>
        </draw:rect>
        <draw:rect draw:style-name="gr3" draw:text-style-name="P25" draw:id="id14" draw:layer="layout" svg:width="25.544cm" svg:height="3.454cm" draw:transform="rotate (0.508588944031052) translate (1.09cm 12.346cm)">
          <text:p text:style-name="P1"><text:span text:style-name="T27">RESISTANCE IS FUTILE!</text:span></text:p>
        </draw:rect>
        <anim:par presentation:node-type="timing-root">
          <anim:seq presentation:node-type="main-sequence">
            <anim:par smil:begin="0s">
              <anim:par smil:begin="0s">
                <anim:par smil:begin="5s" smil:fill="hold" smil:repeatCount="2" presentation:node-type="after-previous" presentation:preset-class="entrance" presentation:preset-id="ooo-entrance-flash-once">
                  <anim:set smil:begin="0s" smil:dur="0.5s" smil:targetElement="id12" smil:attributeName="visibility" smil:to="visible"/>
                </anim:par>
              </anim:par>
              <anim:par smil:begin="5.5s">
                <anim:par smil:begin="4s" smil:fill="hold" presentation:node-type="after-previous" presentation:preset-class="entrance" presentation:preset-id="ooo-entrance-flash-once">
                  <anim:set smil:begin="0s" smil:dur="0.5s" smil:targetElement="id13" smil:attributeName="visibility" smil:to="visible"/>
                </anim:par>
              </anim:par>
              <anim:par smil:begin="10s">
                <anim:par smil:begin="4s" smil:fill="hold" presentation:node-type="after-previous" presentation:preset-class="entrance" presentation:preset-id="ooo-entrance-flash-once">
                  <anim:set smil:begin="0s" smil:dur="0.5s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8" draw:style-name="dp3" draw:master-page-name="oms" presentation:presentation-page-layout-name="AL1T1" presentation:use-footer-name="ftr1">
        <draw:frame presentation:style-name="pr14" draw:text-style-name="P1" draw:layer="layout" svg:width="23.912cm" svg:height="3.508cm" svg:x="2.058cm" svg:y="1.543cm" presentation:class="title">
          <draw:text-box>
            <text:p text:style-name="P1">MathLab For Perverts</text:p>
          </draw:text-box>
        </draw:frame>
        <draw:frame presentation:style-name="pr2" draw:text-style-name="P26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4">In a nutshell, you build </text:span><text:span text:style-name="T28">MeqTrees</text:span><text:span text:style-name="T4"> to evaluate mathematical expressions.</text:span></text:p>
              </text:list-item>
            </text:list>
            <text:list text:style-name="L2">
              <text:list-item>
                <text:p text:style-name="P13"><text:span text:style-name="T4">Today, we're going to keep it simple and play with basic things.</text:span></text:p>
              </text:list-item>
            </text:list>
            <text:list text:style-name="L2">
              <text:list-item>
                <text:p text:style-name="P13"><text:span text:style-name="T4">The things we do today you could probably do much faster in something like MathLab.</text:span></text:p>
              </text:list-item>
            </text:list>
            <text:list text:style-name="L2">
              <text:list-item>
                <text:p text:style-name="P13"><text:span text:style-name="T4">So lots of what you see will seem to be an overly elaborate way to achieve rather simple results.</text:span></text:p>
              </text:list-item>
            </text:list>
            <text:list text:style-name="L2">
              <text:list-item>
                <text:p text:style-name="P13"><text:span text:style-name="T4">...but be patient, by tomorrow these will turn into complex radioastronomical simulation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9" draw:style-name="dp3" draw:master-page-name="oms" presentation:presentation-page-layout-name="AL1T1" presentation:use-footer-name="ftr1">
        <draw:frame presentation:style-name="pr15" draw:text-style-name="P1" draw:layer="layout" svg:width="23.912cm" svg:height="3.508cm" svg:x="2.058cm" svg:y="1.543cm" presentation:class="title">
          <draw:text-box>
            <text:p text:style-name="P1">A Basic Tree</text:p>
          </draw:text-box>
        </draw:frame>
        <draw:frame presentation:style-name="pr2" draw:text-style-name="P13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3">Any mathematical expression can be represented by a tree.</text:p>
              </text:list-item>
            </text:list>
          </draw:text-box>
        </draw:frame>
        <draw:frame draw:style-name="gr4" draw:layer="layout" svg:width="14.176cm" svg:height="1.538cm" svg:x="5.329cm" svg:y="8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5" draw:text-style-name="P28" draw:id="id9" draw:layer="layout" svg:width="2.396cm" svg:height="1.09cm" svg:x="6.604cm" svg:y="17.181cm">
          <text:p text:style-name="P27"><text:span text:style-name="T29">α</text:span></text:p>
        </draw:rect>
        <draw:rect draw:style-name="gr5" draw:text-style-name="P29" draw:id="id10" draw:layer="layout" svg:width="2.396cm" svg:height="1.09cm" svg:x="8.876cm" svg:y="19.181cm">
          <text:p text:style-name="P27"><text:span text:style-name="T20">*</text:span></text:p>
        </draw:rect>
        <draw:rect draw:style-name="gr5" draw:text-style-name="P28" draw:id="id8" draw:layer="layout" svg:width="2.396cm" svg:height="1.09cm" svg:x="11.24cm" svg:y="17.182cm">
          <text:p text:style-name="P27">sin</text:p>
        </draw:rect>
        <draw:rect draw:style-name="gr5" draw:text-style-name="P28" draw:layer="layout" svg:width="2.396cm" svg:height="1.09cm" svg:x="4.454cm" svg:y="11.273cm">
          <text:p text:style-name="P27">b</text:p>
        </draw:rect>
        <draw:rect draw:style-name="gr5" draw:text-style-name="P28" draw:layer="layout" svg:width="2.396cm" svg:height="1.09cm" svg:x="7.876cm" svg:y="11.273cm">
          <text:p text:style-name="P27">x</text:p>
        </draw:rect>
        <draw:rect draw:style-name="gr5" draw:text-style-name="P29" draw:id="id2" draw:layer="layout" svg:width="2.396cm" svg:height="1.09cm" svg:x="6.239cm" svg:y="13.183cm">
          <text:p text:style-name="P27"><text:span text:style-name="T20">*</text:span></text:p>
        </draw:rect>
        <draw:rect draw:style-name="gr5" draw:text-style-name="P28" draw:id="id1" draw:layer="layout" svg:width="2.396cm" svg:height="1.09cm" svg:x="4.454cm" svg:y="11.274cm">
          <text:p text:style-name="P27">b</text:p>
        </draw:rect>
        <draw:rect draw:style-name="gr5" draw:text-style-name="P28" draw:id="id3" draw:layer="layout" svg:width="2.396cm" svg:height="1.09cm" svg:x="7.876cm" svg:y="11.274cm">
          <text:p text:style-name="P27">x</text:p>
        </draw:rect>
        <draw:rect draw:style-name="gr5" draw:text-style-name="P28" draw:layer="layout" svg:width="2.396cm" svg:height="1.09cm" svg:x="11.636cm" svg:y="11.272cm">
          <text:p text:style-name="P27">b</text:p>
        </draw:rect>
        <draw:rect draw:style-name="gr5" draw:text-style-name="P28" draw:layer="layout" svg:width="2.396cm" svg:height="1.09cm" svg:x="15.058cm" svg:y="11.272cm">
          <text:p text:style-name="P27">x</text:p>
        </draw:rect>
        <draw:rect draw:style-name="gr5" draw:text-style-name="P29" draw:id="id5" draw:layer="layout" svg:width="2.396cm" svg:height="1.09cm" svg:x="13.545cm" svg:y="13.182cm">
          <text:p text:style-name="P27"><text:span text:style-name="T20">*</text:span></text:p>
        </draw:rect>
        <draw:rect draw:style-name="gr5" draw:text-style-name="P28" draw:id="id4" draw:layer="layout" svg:width="2.396cm" svg:height="1.09cm" svg:x="11.636cm" svg:y="11.273cm">
          <text:p text:style-name="P27">c</text:p>
        </draw:rect>
        <draw:rect draw:style-name="gr5" draw:text-style-name="P28" draw:id="id6" draw:layer="layout" svg:width="2.396cm" svg:height="1.09cm" svg:x="15.058cm" svg:y="11.273cm">
          <text:p text:style-name="P27">y</text:p>
        </draw:rect>
        <draw:rect draw:style-name="gr5" draw:text-style-name="P28" draw:id="id7" draw:layer="layout" svg:width="2.396cm" svg:height="1.09cm" svg:x="11.24cm" svg:y="15.404cm">
          <text:p text:style-name="P27">+</text:p>
        </draw:rect>
        <draw:connector draw:style-name="gr6" draw:text-style-name="P28" draw:layer="layout" draw:type="line" svg:x1="5.652cm" svg:y1="12.364cm" svg:x2="7.437cm" svg:y2="13.183cm" draw:start-shape="id1" draw:start-glue-point="2" draw:end-shape="id2" draw:end-glue-point="0">
          <text:p text:style-name="P1"/>
        </draw:connector>
        <draw:connector draw:style-name="gr6" draw:text-style-name="P28" draw:layer="layout" draw:type="line" svg:x1="9.074cm" svg:y1="12.364cm" svg:x2="7.437cm" svg:y2="13.183cm" draw:start-shape="id3" draw:start-glue-point="2" draw:end-shape="id2" draw:end-glue-point="0">
          <text:p text:style-name="P1"/>
        </draw:connector>
        <draw:connector draw:style-name="gr6" draw:text-style-name="P28" draw:layer="layout" draw:type="line" svg:x1="12.834cm" svg:y1="12.363cm" svg:x2="14.743cm" svg:y2="13.182cm" draw:start-shape="id4" draw:start-glue-point="2" draw:end-shape="id5" draw:end-glue-point="0">
          <text:p text:style-name="P1"/>
        </draw:connector>
        <draw:connector draw:style-name="gr6" draw:text-style-name="P28" draw:layer="layout" draw:type="line" svg:x1="16.256cm" svg:y1="12.363cm" svg:x2="14.743cm" svg:y2="13.182cm" draw:start-shape="id6" draw:start-glue-point="2" draw:end-shape="id5" draw:end-glue-point="0">
          <text:p text:style-name="P1"/>
        </draw:connector>
        <draw:connector draw:style-name="gr6" draw:text-style-name="P28" draw:layer="layout" draw:type="line" svg:x1="7.437cm" svg:y1="14.273cm" svg:x2="12.438cm" svg:y2="15.404cm" draw:start-shape="id2" draw:start-glue-point="2" draw:end-shape="id7" draw:end-glue-point="0">
          <text:p text:style-name="P1"/>
        </draw:connector>
        <draw:connector draw:style-name="gr6" draw:text-style-name="P28" draw:layer="layout" draw:type="line" svg:x1="14.743cm" svg:y1="14.272cm" svg:x2="12.438cm" svg:y2="15.404cm" draw:start-shape="id5" draw:start-glue-point="2" draw:end-shape="id7" draw:end-glue-point="0">
          <text:p text:style-name="P1"/>
        </draw:connector>
        <draw:connector draw:style-name="gr6" draw:text-style-name="P28" draw:layer="layout" draw:type="line" svg:x1="12.438cm" svg:y1="16.494cm" svg:x2="12.438cm" svg:y2="17.182cm" draw:start-shape="id7" draw:start-glue-point="2" draw:end-shape="id8" draw:end-glue-point="0">
          <text:p text:style-name="P1"/>
        </draw:connector>
        <draw:connector draw:style-name="gr6" draw:text-style-name="P28" draw:layer="layout" draw:type="line" svg:x1="7.802cm" svg:y1="18.271cm" svg:x2="10.074cm" svg:y2="19.181cm" draw:start-shape="id9" draw:start-glue-point="2" draw:end-shape="id10" draw:end-glue-point="0">
          <text:p text:style-name="P1"/>
        </draw:connector>
        <draw:connector draw:style-name="gr6" draw:text-style-name="P28" draw:layer="layout" draw:type="line" svg:x1="12.438cm" svg:y1="18.272cm" svg:x2="10.074cm" svg:y2="19.181cm" draw:start-shape="id8" draw:start-glue-point="2" draw:end-shape="id10" draw:end-glue-point="0">
          <text:p text:style-name="P1"/>
        </draw:connector>
        <draw:rect draw:style-name="gr5" draw:text-style-name="P28" draw:id="id11" draw:layer="layout" svg:width="2.396cm" svg:height="1.09cm" svg:x="17.909cm" svg:y="13.182cm">
          <text:p text:style-name="P27">1</text:p>
        </draw:rect>
        <draw:connector draw:style-name="gr6" draw:text-style-name="P28" draw:layer="layout" draw:type="line" svg:x1="19.107cm" svg:y1="14.272cm" svg:x2="12.438cm" svg:y2="15.404cm" draw:start-shape="id11" draw:start-glue-point="2" draw:end-shape="id7" draw:end-glue-point="0">
          <text:p text:style-name="P1"/>
        </draw:connector>
        <presentation:notes draw:style-name="dp2">
          <draw:page-thumbnail draw:style-name="gr1" draw:layer="layout" svg:width="13.699cm" svg:height="10.281cm" svg:x="3.645cm" svg:y="2.853cm" draw:page-number="9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0" draw:style-name="dp3" draw:master-page-name="oms" presentation:presentation-page-layout-name="AL1T1" presentation:use-footer-name="ftr1">
        <draw:frame presentation:style-name="pr16" draw:text-style-name="P1" draw:layer="layout" svg:width="23.912cm" svg:height="3.508cm" svg:x="2.058cm" svg:y="1.543cm" presentation:class="title">
          <draw:text-box>
            <text:p text:style-name="P1">The World Of Nodes </text:p>
          </draw:text-box>
        </draw:frame>
        <draw:frame presentation:style-name="pr2" draw:text-style-name="P3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23">A single tree element is a </text:span><text:span text:style-name="T30">node</text:span><text:span text:style-name="T23">.</text:span></text:p>
              </text:list-item>
            </text:list>
            <text:list text:style-name="L2">
              <text:list-item>
                <text:p text:style-name="P13"><text:span text:style-name="T23">A </text:span><text:span text:style-name="T30">parent</text:span><text:span text:style-name="T23"> node operates on its </text:span><text:span text:style-name="T30">child</text:span><text:span text:style-name="T23"> nodes.</text:span></text:p>
              </text:list-item>
            </text:list>
            <text:list text:style-name="L2">
              <text:list-item>
                <text:p text:style-name="P13"><text:span text:style-name="T23">A node belongs to a </text:span><text:span text:style-name="T30">class.</text:span><text:span text:style-name="T31"> This determines the kind of</text:span><text:span text:style-name="T23"> operation it performs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3">e.g.: </text:span><text:span text:style-name="T24">Add</text:span><text:span text:style-name="T23">, </text:span><text:span text:style-name="T24">Multiply</text:span><text:span text:style-name="T23">, </text:span><text:span text:style-name="T24">Sin</text:span><text:span text:style-name="T23">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3">A </text:span><text:span text:style-name="T30">leaf</text:span><text:span text:style-name="T23"> node has no children (“top” of tree)</text:span></text:p>
              </text:list-item>
            </text:list>
            <text:list text:style-name="L2">
              <text:list-item>
                <text:p text:style-name="P13"><text:span text:style-name="T23">A </text:span><text:span text:style-name="T30">root</text:span><text:span text:style-name="T23"> node has no parents (“bottom” of tree)</text:span></text:p>
              </text:list-item>
            </text:list>
            <text:list text:style-name="L2">
              <text:list-item>
                <text:p text:style-name="P13"><text:span text:style-name="T23">A </text:span><text:span text:style-name="T30">subtree</text:span><text:span text:style-name="T23"> is any complete part of a tree, rooted at a specific node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3">a subtree evaluates some compound function of its leaf nodes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3">A </text:span><text:span text:style-name="T30">forest</text:span><text:span text:style-name="T23"> has many (1+) tree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0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1" draw:style-name="dp3" draw:master-page-name="oms" presentation:presentation-page-layout-name="AL1T1" presentation:use-footer-name="ftr1">
        <draw:frame presentation:style-name="pr17" draw:text-style-name="P1" draw:layer="layout" svg:width="23.912cm" svg:height="3.508cm" svg:x="2.058cm" svg:y="1.543cm" presentation:class="title">
          <draw:text-box>
            <text:p text:style-name="P1">Our First Tree...</text:p>
          </draw:text-box>
        </draw:frame>
        <draw:frame presentation:style-name="pr2" draw:text-style-name="P13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9"><text:span text:style-name="T20">cd Workshop2007/Intro1</text:span></text:p>
              </text:list-item>
            </text:list>
            <text:list text:style-name="L2">
              <text:list-item>
                <text:p text:style-name="P9"><text:span text:style-name="T20"/></text:p>
              </text:list-item>
            </text:list>
            <text:list text:style-name="L2">
              <text:list-item>
                <text:p text:style-name="P13">Run <text:span text:style-name="T20">meqbrowser.py</text:span>, press “OK” to “connect to a kernel”.</text:p>
              </text:list-item>
            </text:list>
            <text:list text:style-name="L2">
              <text:list-item>
                <text:p text:style-name="P13">From the menu, choose “TDL | Load &amp; compile TDL script” (or just press Ctrl+T).</text:p>
              </text:list-item>
            </text:list>
            <text:list text:style-name="L2">
              <text:list-item>
                <text:p text:style-name="P13">Select <text:span text:style-name="T20">demo1-first-tree.py</text:span></text:p>
              </text:list-item>
            </text:list>
            <text:list text:style-name="L2">
              <text:list-item>
                <text:p text:style-name="P13"><text:span text:style-name="T21">Observe.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1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2" draw:style-name="dp3" draw:master-page-name="oms" presentation:presentation-page-layout-name="AL1T1" presentation:use-footer-name="ftr1">
        <draw:frame presentation:style-name="pr18" draw:text-style-name="P1" draw:layer="layout" svg:width="23.912cm" svg:height="3.508cm" svg:x="2.058cm" svg:y="1.542cm" presentation:class="title">
          <draw:text-box>
            <text:p text:style-name="P1">MeqBrowser and MeqKernel</text:p>
          </draw:text-box>
        </draw:frame>
        <draw:frame presentation:style-name="pr2" draw:text-style-name="P26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32">The GUI you're looking at is called the meqbrowser</text:span></text:p>
              </text:list-item>
            </text:list>
            <text:list text:style-name="L2">
              <text:list-item>
                <text:p text:style-name="P13"><text:span text:style-name="T32">There's also something called a “meqkernel”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2">which runs in a separate process and talks to the browser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2">Trees are built inside the kernel..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2">...according to commands from a </text:span><text:span text:style-name="T28">TDL </text:span><text:span text:style-name="T32">script, which is loaded by the brow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32">a tree in the kernel is like an “evaluation machine”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2">The browser provides a graphical representation of the trees in the kernel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2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3" draw:style-name="dp3" draw:master-page-name="oms" presentation:presentation-page-layout-name="AL1T1" presentation:use-footer-name="ftr1">
        <draw:frame presentation:style-name="pr19" draw:text-style-name="P1" draw:layer="layout" svg:width="23.912cm" svg:height="3.508cm" svg:x="2.058cm" svg:y="1.543cm" presentation:class="title">
          <draw:text-box>
            <text:p text:style-name="P1">TDL</text:p>
          </draw:text-box>
        </draw:frame>
        <draw:frame presentation:style-name="pr2" draw:text-style-name="P26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3"><text:span text:style-name="T28">T</text:span><text:span text:style-name="T32">ree </text:span><text:span text:style-name="T28">D</text:span><text:span text:style-name="T32">efinition </text:span><text:span text:style-name="T28">L</text:span><text:span text:style-name="T32">anguage</text:span></text:p>
              </text:list-item>
            </text:list>
            <text:list text:style-name="L2">
              <text:list-item>
                <text:p text:style-name="P13"><text:span text:style-name="T32">TDL is Python</text:span></text:p>
              </text:list-item>
            </text:list>
            <text:list text:style-name="L2">
              <text:list-item>
                <text:p text:style-name="P13"><text:span text:style-name="T32">...with some “magic” objects for </text:span><text:span text:style-name="T2">declaring</text:span><text:span text:style-name="T32"> trees.</text:span></text:p>
              </text:list-item>
            </text:list>
            <text:list text:style-name="L2">
              <text:list-item>
                <text:p text:style-name="P13"><text:span text:style-name="T32">ns.xxx </text:span><text:span text:style-name="T33">declares</text:span><text:span text:style-name="T32"> a node named “xxx”</text:span></text:p>
              </text:list-item>
            </text:list>
            <text:list text:style-name="L2">
              <text:list-item>
                <text:p text:style-name="P13"><text:span text:style-name="T32">all nodes must have unique names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2">this is not the same thing as their </text:span><text:span text:style-name="T33">class</text:span><text:span text:style-name="T32">!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2">(ns.xxx &lt;&lt; ...) </text:span><text:span text:style-name="T33">binds</text:span><text:span text:style-name="T32"> the named node to a definition of what that node is and does.</text:span></text:p>
              </text:list-item>
            </text:list>
            <text:list text:style-name="L2">
              <text:list-item>
                <text:p text:style-name="P13"><text:span text:style-name="T32">TDL provides shortcuts for implicit naming and binding of intermediate node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3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20" draw:text-style-name="P1" draw:layer="layout" svg:width="23.912cm" svg:height="3.508cm" svg:x="2.058cm" svg:y="1.543cm" presentation:class="title">
          <draw:text-box>
            <text:p text:style-name="P1">Running The Tree</text:p>
          </draw:text-box>
        </draw:frame>
        <draw:frame presentation:style-name="pr2" draw:text-style-name="P20" draw:layer="layout" svg:width="23.912cm" svg:height="13.231cm" svg:x="2.058cm" svg:y="5.838cm" presentation:class="outline">
          <draw:text-box>
            <text:list text:style-name="L2">
              <text:list-item>
                <text:p text:style-name="P20">From the “TDL Exec” drop-down, choose “test forest”</text:p>
              </text:list-item>
            </text:list>
            <text:list text:style-name="L2">
              <text:list-item>
                <text:p text:style-name="P20">Observe...</text:p>
              </text:list-item>
            </text:list>
            <text:list text:style-name="L2">
              <text:list-item>
                <text:p text:style-name="P20">From the “Bookmarks” menu, select “result of 'f'”</text:p>
              </text:list-item>
            </text:list>
            <text:list text:style-name="L2">
              <text:list-item>
                <text:p text:style-name="P20">Observe...</text:p>
              </text:list-item>
            </text:list>
            <text:list text:style-name="L2">
              <text:list-item>
                <text:p text:style-name="P20">A long way to go for a simple answer..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4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draw:frame presentation:style-name="pr21" draw:text-style-name="P1" draw:layer="layout" svg:width="23.912cm" svg:height="3.508cm" svg:x="2.058cm" svg:y="1.543cm" presentation:class="title">
          <draw:text-box>
            <text:p text:style-name="P1">A More Interesting Tree</text:p>
          </draw:text-box>
        </draw:frame>
        <draw:frame presentation:style-name="pr2" draw:text-style-name="P20" draw:layer="layout" svg:width="23.912cm" svg:height="13.231cm" svg:x="2.058cm" svg:y="5.838cm" presentation:class="outline">
          <draw:text-box>
            <text:list text:style-name="L2">
              <text:list-item>
                <text:p text:style-name="P20">Load <text:span text:style-name="T6">demo2-improved-tree.py</text:span>.</text:p>
              </text:list-item>
            </text:list>
            <text:list text:style-name="L2">
              <text:list-item>
                <text:p text:style-name="P20">Execute “test forest”</text:p>
              </text:list-item>
            </text:list>
            <text:list text:style-name="L2">
              <text:list-item>
                <text:p text:style-name="P20">Look at Bookmarks | Result of 'f'.</text:p>
              </text:list-item>
            </text:list>
            <text:list text:style-name="L2">
              <text:list-item>
                <text:p text:style-name="P20">And Bookmarks | Result of 'f1'</text:p>
              </text:list-item>
            </text:list>
            <text:list text:style-name="L2">
              <text:list-item>
                <text:p text:style-name="P20">Observe the difference...</text:p>
              </text:list-item>
            </text:list>
            <text:list text:style-name="L2">
              <text:list-item>
                <text:p text:style-name="P20">The crucial difference are the <text:span text:style-name="T20">Meq.Time</text:span> and <text:span text:style-name="T20">Meq.Freq</text:span> nodes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5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6" draw:style-name="dp3" draw:master-page-name="oms" presentation:presentation-page-layout-name="AL1T1" presentation:use-footer-name="ftr1">
        <draw:frame presentation:style-name="pr22" draw:text-style-name="P1" draw:layer="layout" svg:width="23.912cm" svg:height="3.508cm" svg:x="2.058cm" svg:y="1.543cm" presentation:class="title">
          <draw:text-box>
            <text:p text:style-name="P1">Dealing In Functions</text:p>
          </draw:text-box>
        </draw:frame>
        <draw:frame draw:style-name="gr4" draw:layer="layout" svg:width="23.718cm" svg:height="11.967cm" svg:x="2.191cm" svg:y="8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3" draw:text-style-name="P20" draw:layer="layout" svg:width="23.912cm" svg:height="3.343cm" svg:x="1.906cm" svg:y="5.657cm" presentation:class="outline" presentation:user-transformed="true">
          <draw:text-box>
            <text:list text:style-name="L2">
              <text:list-item>
                <text:p text:style-name="P20">MeqTrees are designed for evaluating <text:span text:style-name="T34">functions, </text:span><text:span text:style-name="T35">not just single scalar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6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24" draw:text-style-name="P1" draw:layer="layout" svg:width="23.912cm" svg:height="3.508cm" svg:x="2.058cm" svg:y="1.543cm" presentation:class="title">
          <draw:text-box>
            <text:p text:style-name="P1">Functions Everywhere</text:p>
          </draw:text-box>
        </draw:frame>
        <draw:frame presentation:style-name="pr23" draw:text-style-name="P20" draw:layer="layout" svg:width="23.912cm" svg:height="11.004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35">Most concepts we deal with are a function of something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35">the visibility observed by an interferometer is a function of frequency and t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35">images are functions of </text:span><text:span text:style-name="T34">l,m</text:span><text:span text:style-name="T35"> (or RA/Dec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35">the Fourier Transform turns a function of </text:span><text:span text:style-name="T34">l,m</text:span><text:span text:style-name="T35"> into a function of </text:span><text:span text:style-name="T34">u,v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5">Numerically, we represent a function by a set of values on some grid</text:span></text:p>
              </text:list-item>
            </text:list>
          </draw:text-box>
        </draw:frame>
        <draw:frame draw:style-name="gr4" draw:layer="layout" svg:width="21.944cm" svg:height="3.005cm" svg:x="3.181cm" svg:y="16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25" draw:text-style-name="P1" draw:layer="layout" svg:width="23.912cm" svg:height="3.508cm" svg:x="2.058cm" svg:y="1.543cm" presentation:class="title">
          <draw:text-box>
            <text:p text:style-name="P1">Grids</text:p>
          </draw:text-box>
        </draw:frame>
        <draw:frame presentation:style-name="pr23" draw:text-style-name="P20" draw:layer="layout" svg:width="23.912cm" svg:height="13.171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35">Numerical code is often filled with </text:span><text:span text:style-name="T36">for</text:span><text:span text:style-name="T35"> statements iterating over grids...</text:span></text:p>
              </text:list-item>
            </text:list>
            <text:list text:style-name="L2">
              <text:list-item>
                <text:p text:style-name="P20"><text:span text:style-name="T35">With MeqTrees, you instead build up a compound function (</text:span><text:span text:style-name="T34">f</text:span><text:span text:style-name="T35">) from its constituent parts...</text:span></text:p>
              </text:list-item>
            </text:list>
            <text:list text:style-name="L2">
              <text:list-item>
                <text:p text:style-name="P20"><text:span text:style-name="T35">...then you give it a grid, and get back the values of the function on that grid.</text:span></text:p>
              </text:list-item>
            </text:list>
            <text:list text:style-name="L2">
              <text:list-item>
                <text:p text:style-name="P13"><text:span text:style-name="T35">This happens at every level of the tree – every subtree can be considered to represent some func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26" draw:text-style-name="P1" draw:layer="layout" svg:width="23.912cm" svg:height="3.508cm" svg:x="2.058cm" svg:y="1.543cm" presentation:class="title">
          <draw:text-box>
            <text:p text:style-name="P1">Supplying a Grid</text:p>
          </draw:text-box>
        </draw:frame>
        <draw:frame presentation:style-name="pr23" draw:text-style-name="P20" draw:layer="layout" svg:width="25.275cm" svg:height="13.978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35">Look at </text:span><text:span text:style-name="T36">_test_forest</text:span></text:p>
              </text:list-item>
            </text:list>
            <text:list text:style-name="L2">
              <text:list-item>
                <text:p text:style-name="P20"><text:span text:style-name="T35">First we make a </text:span><text:span text:style-name="T37">domain</text:span><text:span text:style-name="T35"> object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35">here we use </text:span><text:span text:style-name="T34">t </text:span><text:span text:style-name="T35">and </text:span><text:span text:style-name="T38"></text:span><text:span text:style-name="T39"> </text:span><text:span text:style-name="T35"><text:s/>from 1 to 10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0">Then, we make a </text:span><text:span text:style-name="T41">cells</text:span><text:span text:style-name="T40"> object. This represents our grid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0">in this case, we specify a regular 100x100 grid over the given domain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35">Then, we put the cells into a </text:span><text:span text:style-name="T37">request</text:span><text:span text:style-name="T35">.</text:span></text:p>
              </text:list-item>
            </text:list>
            <text:list text:style-name="L2">
              <text:list-item>
                <text:p text:style-name="P20"><text:span text:style-name="T35">We </text:span><text:span text:style-name="T37">execute</text:span><text:span text:style-name="T35"> the root node with the given request.</text:span></text:p>
              </text:list-item>
            </text:list>
            <text:list text:style-name="L2">
              <text:list-item>
                <text:p text:style-name="P20"><text:span text:style-name="T35">Try changing the grid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27" draw:text-style-name="P1" draw:layer="layout" svg:width="23.912cm" svg:height="3.508cm" svg:x="2.058cm" svg:y="1.543cm" presentation:class="title">
          <draw:text-box>
            <text:p text:style-name="P1">Exercise 1: Basic Trees </text:p>
          </draw:text-box>
        </draw:frame>
        <draw:frame presentation:style-name="pr23" draw:text-style-name="P20" draw:layer="layout" svg:width="25.548cm" svg:height="6.586cm" svg:x="1.818cm" svg:y="13.564cm" presentation:class="outline" presentation:user-transformed="true">
          <draw:text-box>
            <text:list text:style-name="L2">
              <text:list-item>
                <text:p text:style-name="P20"><text:span text:style-name="T35">Implement tree for </text:span><text:span text:style-name="T34">f</text:span><text:span text:style-name="T35"> above (use demo2 as starting point)</text:span></text:p>
              </text:list-item>
            </text:list>
            <text:list text:style-name="L2">
              <text:list-item>
                <text:p text:style-name="P20"><text:span text:style-name="T35">Evaluate over a 100x100 grid, with time/freq from [-30,30]</text:span></text:p>
              </text:list-item>
            </text:list>
            <text:list text:style-name="L2">
              <text:list-item>
                <text:p text:style-name="P20"><text:span text:style-name="T35">Plot results &amp; cross-sections</text:span></text:p>
              </text:list-item>
            </text:list>
          </draw:text-box>
        </draw:frame>
        <draw:frame draw:style-name="gr4" draw:layer="layout" svg:width="14.712cm" svg:height="6.208cm" svg:x="6.651cm" svg:y="5.88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0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28" draw:text-style-name="P1" draw:layer="layout" svg:width="23.912cm" svg:height="3.508cm" svg:x="2.058cm" svg:y="1.543cm" presentation:class="title">
          <draw:text-box>
            <text:p text:style-name="P1">A Node's Life</text:p>
          </draw:text-box>
        </draw:frame>
        <draw:frame presentation:style-name="pr23" draw:text-style-name="P31" draw:layer="layout" svg:width="25.548cm" svg:height="12.618cm" svg:x="1.906cm" svg:y="5.657cm" presentation:class="outline" presentation:user-transformed="true">
          <draw:text-box>
            <text:list text:style-name="L2">
              <text:list-item>
                <text:p text:style-name="P20"><text:span text:style-name="T42">A node just sits there, until its parent gives it a request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in the case of a root node, the request is supplied from somewhere else, via execute()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2">If it has children, it sends the request up to its children (by calling </text:span><text:span text:style-name="T43">their</text:span><text:span text:style-name="T42"> execute())</text:span></text:p>
              </text:list-item>
            </text:list>
            <text:list text:style-name="L2">
              <text:list-item>
                <text:p text:style-name="P13"><text:span text:style-name="T42">A leaf node (Freq, Time, Constant) can </text:span><text:span text:style-name="T43">evaluate</text:span><text:span text:style-name="T42"> a request directly and return a </text:span><text:span text:style-name="T33">result</text:span><text:span text:style-name="T42">.</text:span></text:p>
              </text:list-item>
            </text:list>
            <text:list text:style-name="L2">
              <text:list-item>
                <text:p text:style-name="P13"><text:span text:style-name="T42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29" draw:text-style-name="P1" draw:layer="layout" svg:width="23.912cm" svg:height="3.508cm" svg:x="2.058cm" svg:y="1.543cm" presentation:class="title">
          <draw:text-box>
            <text:p text:style-name="P1">Botany For Beginners</text:p>
          </draw:text-box>
        </draw:frame>
        <draw:frame presentation:style-name="pr23" draw:text-style-name="P31" draw:layer="layout" svg:width="24.912cm" svg:height="11.471cm" svg:x="1.997cm" svg:y="6.544cm" presentation:class="outline" presentation:user-transformed="true">
          <draw:text-box>
            <text:list text:style-name="L2">
              <text:list-item>
                <text:p text:style-name="P20"><text:span text:style-name="T42">Each node has a </text:span><text:span text:style-name="T43">state record</text:span><text:span text:style-name="T42">. You can see it by clicking on a node. This tells you way more than you wanted to know about that node.</text:span></text:p>
              </text:list-item>
            </text:list>
            <text:list text:style-name="L2">
              <text:list-item>
                <text:p text:style-name="P20"><text:span text:style-name="T42">The </text:span><text:span text:style-name="T44">request</text:span><text:span text:style-name="T42"> field contains the most recently executed request.</text:span></text:p>
              </text:list-item>
            </text:list>
            <text:list text:style-name="L2">
              <text:list-item>
                <text:p text:style-name="P20"><text:span text:style-name="T42">Note that just about data object in the system is a record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or at least can be viewed as a record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4">request.cells</text:span><text:span text:style-name="T42"> contains the grid of the request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42">also the domain, cell sizes, and other stuff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2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30" draw:text-style-name="P1" draw:layer="layout" svg:width="23.912cm" svg:height="3.508cm" svg:x="2.058cm" svg:y="1.543cm" presentation:class="title">
          <draw:text-box>
            <text:p text:style-name="P1">The Result Cache</text:p>
          </draw:text-box>
        </draw:frame>
        <draw:frame draw:style-name="gr7" draw:text-style-name="P20" draw:layer="layout" svg:width="25.909cm" svg:height="14.016cm" svg:x="1.545cm" svg:y="5.363cm">
          <draw:text-box>
            <text:list text:style-name="L4">
              <text:list-item>
                <text:list>
                  <text:list-item>
                    <text:p text:style-name="P20"><text:span text:style-name="T44">cache.result</text:span><text:span text:style-name="T42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42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42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42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2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2"><text:span text:style-name="T42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2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3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31" draw:text-style-name="P1" draw:layer="layout" svg:width="23.912cm" svg:height="3.508cm" svg:x="2.058cm" svg:y="1.543cm" presentation:class="title">
          <draw:text-box>
            <text:p text:style-name="P1">Dissecting a Result</text:p>
          </draw:text-box>
        </draw:frame>
        <draw:frame presentation:style-name="pr23" draw:text-style-name="P32" draw:layer="layout" svg:width="25.093cm" svg:height="11.414cm" svg:x="1.997cm" svg:y="6.059cm" presentation:class="outline" presentation:user-transformed="true">
          <draw:text-box>
            <text:list text:style-name="L2">
              <text:list-item>
                <text:p text:style-name="P20"><text:span text:style-name="T45">A </text:span><text:span text:style-name="T46">Result</text:span><text:span text:style-name="T45"> object represents a real or complex-valued function on an </text:span><text:span text:style-name="T47">N-</text:span><text:span text:style-name="T45">dimensional real grid.</text:span></text:p>
              </text:list-item>
            </text:list>
            <text:list text:style-name="L2">
              <text:list-item>
                <text:p text:style-name="P20"><text:span text:style-name="T45">It contains a copy of the </text:span><text:span text:style-name="T46">Cells</text:span><text:span text:style-name="T31">, giving the grid.</text:span></text:p>
              </text:list-item>
            </text:list>
            <text:list text:style-name="L2">
              <text:list-item>
                <text:p text:style-name="P20"><text:span text:style-name="T31">The function value is found inside a </text:span><text:span text:style-name="T46">VellSet: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8">as </text:span><text:span text:style-name="T49">result.vellsets[0].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8">the value is a </text:span><text:span text:style-name="T49">Vells</text:span><text:span text:style-name="T48"> object -- a glorified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8">VellSets can also contain optional flags and derivatives, but we won't be meeting them soon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5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4" draw:layer="layout" svg:width="15.005cm" svg:height="1.472cm" svg:x="11.995cm" svg:y="18.1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4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32" draw:text-style-name="P1" draw:layer="layout" svg:width="23.912cm" svg:height="3.625cm" svg:x="2.058cm" svg:y="1.484cm" presentation:class="title">
          <draw:text-box>
            <text:p text:style-name="P1">The Priciple of<text:line-break/>Informational Greediness</text:p>
          </draw:text-box>
        </draw:frame>
        <draw:frame presentation:style-name="pr2" draw:text-style-name="P31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0"><text:span text:style-name="T4">SKA source subtraction requires 47 million laptops (J. Bregman):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">SKA a contributor to global warming? 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">Redundant computations and redundant information should therefore be avoided as much as possible</text:span></text:p>
              </text:list-item>
            </text:list>
            <text:list text:style-name="L2">
              <text:list-item>
                <text:p text:style-name="P20"><text:span text:style-name="T4">MeqTrees does a lot of this for you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environmentally-minded people use Meq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5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33" draw:text-style-name="P1" draw:layer="layout" svg:width="23.912cm" svg:height="3.508cm" svg:x="2.058cm" svg:y="1.543cm" presentation:class="title">
          <draw:text-box>
            <text:p text:style-name="P1">P.I.G. In Essense</text:p>
          </draw:text-box>
        </draw:frame>
        <draw:frame presentation:style-name="pr23" draw:text-style-name="P31" draw:layer="layout" svg:width="25.093cm" svg:height="13.765cm" svg:x="1.997cm" svg:y="6.059cm" presentation:class="outline" presentation:user-transformed="true">
          <draw:text-box>
            <text:list text:style-name="L2">
              <text:list-item>
                <text:p text:style-name="P20"><text:span text:style-name="T42">A </text:span><text:span text:style-name="T44">Vells</text:span><text:span text:style-name="T42"> may contain only as many axes as actually needed to represent the function.</text:span></text:p>
              </text:list-item>
            </text:list>
            <text:list text:style-name="L2">
              <text:list-item>
                <text:p text:style-name="P20"><text:span text:style-name="T42">E.g. for an NxM grid, a node may return a result with an NxM Vells, or an Nx1 Vells, or an 1xM Vells, or even a 1x1 Vells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Nx1 is the same thing as 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but 1xM is not the same thing as M – the order of the axes is </text:span><text:span text:style-name="T43">fixed</text:span><text:span text:style-name="T42">.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2">We refer to the missing axes as </text:span><text:span text:style-name="T33">collapsed</text:span><text:span text:style-name="T42">. A collapsed axis simply means that the function is NOT variable over that dimension, i.e. not variable in freq or time or whatever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6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34" draw:text-style-name="P1" draw:layer="layout" svg:width="23.912cm" svg:height="3.508cm" svg:x="2.058cm" svg:y="1.543cm" presentation:class="title">
          <draw:text-box>
            <text:p text:style-name="P1">P.I.G. In Action</text:p>
          </draw:text-box>
        </draw:frame>
        <draw:frame presentation:style-name="pr23" draw:text-style-name="P31" draw:layer="layout" svg:width="26.003cm" svg:height="12.618cm" svg:x="1.272cm" svg:y="5.909cm" presentation:class="outline" presentation:user-transformed="true">
          <draw:text-box>
            <text:list text:style-name="L2">
              <text:list-item>
                <text:p text:style-name="P20"><text:span text:style-name="T42">The node knows its function best..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some nodes return constant val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some nodes return things variable in time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some nodes return things variable in frequency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2">When you combine an Nx1 (i.e. time-variable only) value with an 1xM (freq-variable only) value in, e.g., a </text:span><text:span text:style-name="T44">Multiply</text:span><text:span text:style-name="T42"> node, the result is NxM.</text:span></text:p>
              </text:list-item>
            </text:list>
            <text:list text:style-name="L2">
              <text:list-item>
                <text:p text:style-name="P20"><text:span text:style-name="T42">The tree does the “right” thing regardless.</text:span></text:p>
              </text:list-item>
            </text:list>
            <text:list text:style-name="L2">
              <text:list-item>
                <text:p text:style-name="P20"><text:span text:style-name="T42">So in fact you don't need to worry about this at all..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unless you're Tony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42">unless you're optimizing for calcul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7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2T19" presentation:use-footer-name="ftr1">
        <draw:frame presentation:style-name="pr35" draw:text-style-name="P8" draw:layer="layout" svg:width="23.912cm" svg:height="3.508cm" svg:x="2.058cm" svg:y="1.543cm" presentation:class="title">
          <draw:text-box>
            <text:p text:style-name="P7"><text:span text:style-name="T5">TDL Is Python</text:span></text:p>
          </draw:text-box>
        </draw:frame>
        <draw:frame presentation:style-name="pr36" draw:text-style-name="P11" draw:layer="layout" svg:width="26cm" svg:height="9.22cm" svg:x="1.545cm" svg:y="6.363cm" presentation:class="outline" presentation:user-transformed="true">
          <draw:text-box>
            <text:list text:style-name="L2">
              <text:list-item>
                <text:p text:style-name="P9"><text:span text:style-name="T6">4. Python...</text:span></text:p>
              </text:list-item>
            </text:list>
            <text:list text:style-name="L2">
              <text:list-item>
                <text:p text:style-name="P9"><text:span text:style-name="T6"><text:s text:c="2"/></text:span><text:span text:style-name="T6">[ <text:s/>1] never heard of it</text:span></text:p>
              </text:list-item>
            </text:list>
            <text:list text:style-name="L2">
              <text:list-item>
                <text:p text:style-name="P9"><text:span text:style-name="T6"><text:s text:c="2"/></text:span><text:span text:style-name="T6">[14] vaguely familiar</text:span></text:p>
              </text:list-item>
            </text:list>
            <text:list text:style-name="L2">
              <text:list-item>
                <text:p text:style-name="P9"><text:span text:style-name="T6"><text:s text:c="2"/></text:span><text:span text:style-name="T6">[ <text:s/>5] I write Python scripts regularly</text:span></text:p>
              </text:list-item>
            </text:list>
            <text:list text:style-name="L2">
              <text:list-item>
                <text:p text:style-name="P9"><text:span text:style-name="T6"><text:s text:c="2"/></text:span><text:span text:style-name="T6">[ <text:s/>1] I develop Python packages</text:span></text:p>
              </text:list-item>
            </text:list>
            <text:list text:style-name="L2">
              <text:list-item>
                <text:p text:style-name="P9"><text:span text:style-name="T6"><text:s text:c="2"/></text:span><text:span text:style-name="T6">[ <text:s/>0] I'm Guido van Rossum</text:span></text:p>
              </text:list-item>
            </text:list>
            <text:list text:style-name="L2">
              <text:list-item>
                <text:p text:style-name="P9"><text:span text:style-name="T6"><text:s/></text:span></text:p>
              </text:list-item>
            </text:list>
          </draw:text-box>
        </draw:frame>
        <draw:frame presentation:style-name="pr5" draw:text-style-name="P11" draw:layer="layout" svg:width="23.912cm" svg:height="6.731cm" svg:x="2.5cm" svg:y="13.769cm" presentation:class="outline" presentation:user-transformed="true">
          <draw:text-box>
            <text:p text:style-name="P20"/>
          </draw:text-box>
        </draw:frame>
        <presentation:notes draw:style-name="dp2">
          <draw:page-thumbnail draw:style-name="gr1" draw:layer="layout" svg:width="13.699cm" svg:height="10.281cm" svg:x="3.645cm" svg:y="2.853cm" draw:page-number="28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37" draw:text-style-name="P1" draw:layer="layout" svg:width="23.912cm" svg:height="3.508cm" svg:x="2.058cm" svg:y="1.543cm" presentation:class="title">
          <draw:text-box>
            <text:p text:style-name="P1">Node Names &amp; Qualifiers</text:p>
          </draw:text-box>
        </draw:frame>
        <draw:frame presentation:style-name="pr23" draw:text-style-name="P33" draw:layer="layout" svg:width="25.093cm" svg:height="8.686cm" svg:x="1.909cm" svg:y="9.486cm" presentation:class="outline" presentation:user-transformed="true">
          <draw:text-box>
            <text:list text:style-name="L2">
              <text:list-item>
                <text:p text:style-name="P20">Load Intro<text:span text:style-name="T50">1/demo3-quals.py</text:span></text:p>
              </text:list-item>
            </text:list>
            <text:list text:style-name="L2">
              <text:list-item>
                <text:p text:style-name="P20">This makes a tree to sum the series above.</text:p>
              </text:list-item>
            </text:list>
            <text:list text:style-name="L2">
              <text:list-item>
                <text:list>
                  <text:list-item>
                    <text:p text:style-name="P21">note how we create nodes “<text:span text:style-name="T36">f:</text:span><text:span text:style-name="T51">k</text:span><text:span text:style-name="T36">:</text:span><text:span text:style-name="T51">l</text:span><text:span text:style-name="T34">” </text:span><text:span text:style-name="T35">to represent </text:span><text:span text:style-name="T34">f</text:span><text:span text:style-name="T52">k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note how <text:span text:style-name="T34">n</text:span> became a GUI o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4" draw:layer="layout" svg:width="18.492cm" svg:height="3.841cm" svg:x="4.818cm" svg:y="5.45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9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38" draw:text-style-name="P1" draw:layer="layout" svg:width="23.912cm" svg:height="3.508cm" svg:x="2.058cm" svg:y="1.542cm" presentation:class="title">
          <draw:text-box>
            <text:p text:style-name="P1">Exercise 2: A Fourier Series</text:p>
          </draw:text-box>
        </draw:frame>
        <draw:frame presentation:style-name="pr23" draw:text-style-name="P33" draw:layer="layout" svg:width="25.093cm" svg:height="6.586cm" svg:x="1.816cm" svg:y="10.648cm" presentation:class="outline" presentation:user-transformed="true">
          <draw:text-box>
            <text:list text:style-name="L2">
              <text:list-item>
                <text:p text:style-name="P20">Start with Intro<text:span text:style-name="T50">1/demo3-quals.py</text:span></text:p>
              </text:list-item>
            </text:list>
            <text:list text:style-name="L2">
              <text:list-item>
                <text:p text:style-name="P20">Modify it to compute the series above.</text:p>
              </text:list-item>
            </text:list>
            <text:list text:style-name="L2">
              <text:list-item>
                <text:p text:style-name="P20">Make <text:span text:style-name="T37">a</text:span> and <text:span text:style-name="T37">b</text:span> GUI options, with possible values of, e.g., [0, 5, 10].</text:p>
              </text:list-item>
            </text:list>
            <text:list text:style-name="L2">
              <text:list-item>
                <text:p text:style-name="P20">What have we demonstrated?</text:p>
              </text:list-item>
            </text:list>
          </draw:text-box>
        </draw:frame>
        <draw:frame draw:style-name="gr4" draw:layer="layout" svg:width="13.792cm" svg:height="3.841cm" svg:x="6.753cm" svg:y="5.90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0.502cm" svg:height="1.237cm" svg:x="18.636cm" svg:y="21.909cm">
          <draw:text-box>
            <text:p text:style-name="P1"/>
          </draw:text-box>
        </draw:frame>
        <presentation:notes draw:style-name="dp2">
          <draw:page-thumbnail draw:style-name="gr1" draw:layer="layout" svg:width="13.699cm" svg:height="10.281cm" svg:x="3.645cm" svg:y="2.853cm" draw:page-number="30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39" draw:text-style-name="P1" draw:layer="layout" svg:width="23.912cm" svg:height="3.508cm" svg:x="2.058cm" svg:y="1.543cm" presentation:class="title">
          <draw:text-box>
            <text:p text:style-name="P1">Passing Nodes Around</text:p>
          </draw:text-box>
        </draw:frame>
        <draw:frame presentation:style-name="pr23" draw:text-style-name="P31" draw:layer="layout" svg:width="25.093cm" svg:height="6.883cm" svg:x="1.727cm" svg:y="11.272cm" presentation:class="outline" presentation:user-transformed="true">
          <draw:text-box>
            <text:list text:style-name="L2">
              <text:list-item>
                <text:p text:style-name="P20"><text:span text:style-name="T4">Load Intro</text:span><text:span text:style-name="T53">1/demo4-more_quals.py</text:span></text:p>
              </text:list-item>
            </text:list>
            <text:list text:style-name="L2">
              <text:list-item>
                <text:p text:style-name="P20"><text:span text:style-name="T4">This has functions sum_series() and sum_sq_series() to sum a series and the square of a series. Check both bookmarks.</text:span></text:p>
              </text:list-item>
            </text:list>
            <text:list text:style-name="L2">
              <text:list-item>
                <text:p text:style-name="P20"><text:span text:style-name="T4">Note how “collections” of nodes, and “undefined” nodes, may be passed around.</text:span></text:p>
              </text:list-item>
            </text:list>
          </draw:text-box>
        </draw:frame>
        <draw:frame draw:style-name="gr4" draw:layer="layout" svg:width="19.387cm" svg:height="3.842cm" svg:x="4.816cm" svg:y="5.88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31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40" draw:text-style-name="P1" draw:layer="layout" svg:width="23.912cm" svg:height="3.508cm" svg:x="2.058cm" svg:y="1.543cm" presentation:class="title">
          <draw:text-box>
            <text:p text:style-name="P1">A Menagerie Of Nodes</text:p>
          </draw:text-box>
        </draw:frame>
        <draw:frame presentation:style-name="pr23" draw:text-style-name="P31" draw:layer="layout" svg:width="25.093cm" svg:height="11.471cm" svg:x="1.997cm" svg:y="6.059cm" presentation:class="outline" presentation:user-transformed="true">
          <draw:text-box>
            <text:list text:style-name="L2">
              <text:list-item>
                <text:p text:style-name="P20"><text:span text:style-name="T42">At the moment, there's ~100 node classes available in the system.</text:span></text:p>
              </text:list-item>
            </text:list>
            <text:list text:style-name="L2">
              <text:list-item>
                <text:p text:style-name="P20"><text:span text:style-name="T42">See wiki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2"><text:a xlink:href="http://lofar9.astron.nl/meqwiki">http://lofar9.astron.nl/meqwiki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2">for not-quite-complete documentation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2">Most current needs are catered for, but it is always possible to add new ones (yourself, too)</text:span></text:p>
              </text:list-item>
            </text:list>
            <text:list text:style-name="L2">
              <text:list-item>
                <text:p text:style-name="P20"><text:span text:style-name="T42">We're now going to go in random directions with various demos and exercises, so I'll try to introduce the new nodes as they come up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2" presentation:class="page"/>
          <draw:frame presentation:style-name="pr3" draw:text-style-name="P6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Building An Ionosphere</text:p>
          </draw:text-box>
        </draw:frame>
        <draw:frame presentation:style-name="pr42" draw:text-style-name="P20" draw:layer="layout" svg:width="23.912cm" svg:height="12.98cm" svg:x="2.058cm" svg:y="5.838cm" presentation:class="outline">
          <draw:text-box>
            <text:list text:style-name="L2">
              <text:list-item>
                <text:p text:style-name="P20">Let's make a tree to model an ionosphere.</text:p>
              </text:list-item>
            </text:list>
            <text:list text:style-name="L2">
              <text:list-item>
                <text:p text:style-name="P20">Assume a “flat world” model, and a two-dimensional ionospheric “blanket”, i.e. Total Electron Content is then just TEC(<text:span text:style-name="T34">x,y,t</text:span>).</text:p>
              </text:list-item>
            </text:list>
            <text:list text:style-name="L2">
              <text:list-item>
                <text:p text:style-name="P20">A number of sine waves to model Travelling Ionospheric Distrubances (TIDs)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3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Ionosphere 1</text:p>
          </draw:text-box>
        </draw:frame>
        <draw:frame presentation:style-name="pr42" draw:text-style-name="P32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0"><text:span text:style-name="T23">Load up </text:span><text:span text:style-name="T54">Intro1/example5_iono.py</text:span></text:p>
              </text:list-item>
            </text:list>
            <text:list text:style-name="L2">
              <text:list-item>
                <text:p text:style-name="P20"><text:span text:style-name="T23">Run “test forest” and look at bookmarks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23">this gives us TECs at two </text:span><text:span text:style-name="T47">x,y</text:span><text:span text:style-name="T23"> points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23">Lots to be learned from this script, so take it home to study: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23">passing nodes in and out of func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3">using qualifiers (“rate”) on top of existing nodes to avoid naming confli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3">making vectors, using matrix multipli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3">...and generally making your code assumption-fre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23">Hence, </text:span><text:span text:style-name="T24">example5</text:span><text:span text:style-name="T23"> and not </text:span><text:span text:style-name="T24">demo5</text:span><text:span text:style-name="T2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4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Ionosphere 2</text:p>
          </draw:text-box>
        </draw:frame>
        <draw:frame presentation:style-name="pr42" draw:text-style-name="P20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0">Let's get a more elaborate picture...</text:p>
              </text:list-item>
            </text:list>
            <text:list text:style-name="L2">
              <text:list-item>
                <text:p text:style-name="P20">Load up <text:span text:style-name="T50">Intro1/example6-iono2.py</text:span></text:p>
              </text:list-item>
            </text:list>
            <text:list text:style-name="L2">
              <text:list-item>
                <text:p text:style-name="P20">Run “test forest” and look at “tec:2” </text:p>
              </text:list-item>
            </text:list>
            <text:list text:style-name="L2">
              <text:list-item>
                <text:p text:style-name="P13">More to be learned from this script:</text:p>
              </text:list-item>
            </text:list>
            <text:list text:style-name="L2">
              <text:list-item>
                <text:list>
                  <text:list-item>
                    <text:p text:style-name="P22">we import the TID function from demo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the “xy” nodes can be functions of anything, our tree doesn't c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so we can form up a request in <text:span text:style-name="T34">t,l,m</text:span></text:p>
                  </text:list-item>
                </text:list>
              </text:list-item>
            </text:list>
            <text:list text:style-name="L2">
              <text:list-item>
                <text:p text:style-name="P13">Bonus question: why is “tec:2” only two-dimensional?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5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Ionosphere 3</text:p>
          </draw:text-box>
        </draw:frame>
        <draw:frame presentation:style-name="pr42" draw:text-style-name="P20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20">OK, let's make a truly 3D picture...</text:p>
              </text:list-item>
            </text:list>
            <text:list text:style-name="L2">
              <text:list-item>
                <text:p text:style-name="P20">Load up <text:span text:style-name="T50">Intro1/example7-iono3.py</text:span></text:p>
              </text:list-item>
            </text:list>
            <text:list text:style-name="L2">
              <text:list-item>
                <text:list>
                  <text:list-item>
                    <text:p text:style-name="P21">this adds a second sine wave moving in a different di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note the use of another qualifier</text:p>
                  </text:list-item>
                </text:list>
              </text:list-item>
            </text:list>
            <text:list text:style-name="L2">
              <text:list-item>
                <text:p text:style-name="P20">Run “test forest” and look at “tec:2” </text:p>
              </text:list-item>
            </text:list>
            <text:list text:style-name="L2">
              <text:list-item>
                <text:p text:style-name="P13">If you're lucky, you can access the “Warped surface” and “3D display” options via right-click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6" presentation:class="page"/>
          <draw:frame presentation:style-name="pr11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41" draw:text-style-name="P1" draw:layer="layout" svg:width="23.912cm" svg:height="5.437cm" svg:x="2.058cm" svg:y="0.578cm" presentation:class="title" presentation:user-transformed="true">
          <draw:text-box>
            <text:p text:style-name="P1">Exercise 3:<text:line-break/>Ionospheric Phase<text:line-break/></text:p>
          </draw:text-box>
        </draw:frame>
        <draw:frame presentation:style-name="pr43" draw:text-style-name="P31" draw:layer="layout" svg:width="25.032cm" svg:height="11.889cm" svg:x="2.058cm" svg:y="5.838cm" presentation:class="outline" presentation:user-transformed="true">
          <draw:text-box>
            <text:list text:style-name="L2">
              <text:list-item>
                <text:p text:style-name="P20"><text:span text:style-name="T4">Start with </text:span><text:span text:style-name="T53">Intro1/example7-iono3.py</text:span></text:p>
              </text:list-item>
            </text:list>
            <text:list text:style-name="L2">
              <text:list-item>
                <text:p text:style-name="P20"><text:span text:style-name="T4">Add nodes to compute ionospheric phase delays (see below)</text:span></text:p>
              </text:list-item>
            </text:list>
            <text:list text:style-name="L2">
              <text:list-item>
                <text:p text:style-name="P20"><text:span text:style-name="T4">Add a frequency axis of 30-200MHz to the domain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55">use 30 points per each axis, or you </text:span><text:span text:style-name="T56">WILL</text:span><text:span text:style-name="T55"> run us out of memory!!!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4">Display the “phase screen” in </text:span><text:span text:style-name="T43">l,m,</text:span><text:span text:style-name="T42"> as a function of frequency.</text:span></text:p>
              </text:list-item>
            </text:list>
            <text:list text:style-name="L2">
              <text:list-item>
                <text:p text:style-name="P13"><text:span text:style-name="T4">Ponder on the joys of LOFAR calibration</text:span></text:p>
              </text:list-item>
            </text:list>
          </draw:text-box>
        </draw:frame>
        <draw:frame draw:style-name="gr4" draw:layer="layout" svg:width="18.647cm" svg:height="1.949cm" svg:x="3.619cm" svg:y="17.81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37" presentation:class="page"/>
          <draw:frame presentation:style-name="pr11" draw:text-style-name="P6" draw:layer="layout" svg:width="14.51cm" svg:height="11.161cm" svg:x="3.247cm" svg:y="14.13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-title">
      <style:graphic-properties draw:fill-color="#ffffff" draw:auto-grow-height="false" fo:min-height="3.507cm"/>
    </style:style>
    <style:style style:name="pr3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4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oms" style:page-layout-name="PM1" draw:style-name="dp1">
      <draw:rect presentation:style-name="pr1" draw:text-style-name="P3" draw:layer="backgroundobjects" svg:width="26.875cm" svg:height="15.74cm" svg:x="1.124cm" svg:y="5.259cm">
        <text:p text:style-name="P4"/>
      </draw:rect>
      <draw:frame presentation:style-name="pr2" draw:text-style-name="P4" draw:layer="backgroundobjects" svg:width="23.912cm" svg:height="3.507cm" svg:x="2.058cm" svg:y="1.543cm" presentation:class="title">
        <draw:text-box>
          <text:p text:style-name="P4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3" draw:text-style-name="P3" draw:layer="backgroundobjects" svg:width="0.505cm" svg:height="2.552cm" svg:x="0cm" svg:y="0cm">
        <text:p text:style-name="P4"/>
      </draw:rect>
      <draw:rect presentation:style-name="pr3" draw:text-style-name="P3" draw:layer="backgroundobjects" svg:width="0.505cm" svg:height="2.552cm" svg:x="0cm" svg:y="6.615cm">
        <text:p text:style-name="P4"/>
      </draw:rect>
      <draw:rect presentation:style-name="pr3" draw:text-style-name="P3" draw:layer="backgroundobjects" svg:width="0.505cm" svg:height="2.552cm" svg:x="0cm" svg:y="3.246cm">
        <text:p text:style-name="P4"/>
      </draw:rect>
      <draw:frame presentation:style-name="pr4" draw:text-style-name="P6" draw:layer="backgroundobjects" svg:width="20.363cm" svg:height="0.993cm" svg:x="0.727cm" svg:y="0.188cm" presentation:class="footer">
        <draw:text-box>
          <text:p text:style-name="P5"><text:span text:style-name="T1"><presentation:footer/></text:span></text:p>
        </draw:text-box>
      </draw:frame>
      <draw:frame presentation:style-name="pr4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12T16:39:49</meta:creation-date>
    <dc:date>2007-01-29T17:22:20</dc:date>
    <meta:print-date>2006-10-16T11:51:25</meta:print-date>
    <dc:language>en-GB</dc:language>
    <meta:editing-cycles>42</meta:editing-cycles>
    <meta:editing-duration>P6DT0H34M55S</meta:editing-duration>
    <meta:user-defined meta:name="Info 1"/>
    <meta:user-defined meta:name="Info 2"/>
    <meta:user-defined meta:name="Info 3"/>
    <meta:user-defined meta:name="Info 4"/>
    <meta:document-statistic meta:object-count="21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α</math:mo>
          <math:mo math:stretchy="false">∗</math:mo>
          <math:mi>sin</math:mi>
        </math:mrow>
      </math:mrow>
      <math:mrow>
        <math:mo math:stretchy="false">(</math:mo>
        <math:mrow>
          <math:mrow>
            <math:mrow>
              <math:mi>b</math:mi>
              <math:mo math:stretchy="false">∗</math:mo>
              <math:mi>x</math:mi>
            </math:mrow>
            <math:mo math:stretchy="false">+</math:mo>
            <math:mrow>
              <math:mi>c</math:mi>
              <math:mo math:stretchy="false">∗</math:mo>
              <math:mi>y</math:mi>
            </math:mrow>
          </math:mrow>
          <math:mo math:stretchy="false">+</math:mo>
          <math:mn>1</math:mn>
        </math:mrow>
        <math:mo math:stretchy="false">)</math:mo>
      </math:mrow>
    </math:mrow>
    <math:annotation math:encoding="StarMath 5.0">f = %alpha*sin(b*x+c*y+1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 math:fontstyle="italic">xcos</math:mi>
                  <math:mrow>
                    <math:mo math:stretchy="false">(</math:mo>
                    <math:mn>2y</math:mn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ν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>x</math:mi>
                  <math:mrow>
                    <math:mo math:stretchy="false">(</math:mo>
                    <math:mrow>
                      <math:mi>t</math:mi>
                      <math:mi>,</math:mi>
                      <math:mo math:stretchy="false">ν</math:mo>
                    </math:mrow>
                    <math:mo math:stretchy="false">)</math:mo>
                  </math:mrow>
                  <math:mi>cos</math:mi>
                  <math:mrow>
                    <math:mo math:stretchy="false">(</math:mo>
                    <math:mrow>
                      <math:mi>y</math:mi>
                      <math:mrow>
                        <math:mo math:stretchy="false">(</math:mo>
                        <math:mrow>
                          <math:mi>t</math:mi>
                          <math:mi>,</math:mi>
                          <math:mo math:stretchy="false">ν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ν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ν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ν</math:mo>
                    <math:mn>1</math:mn>
                  </math:msub>
                  <math:mn>...</math:mn>
                  <math:msub>
                    <math:mo math:stretchy="false">ν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(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ν</math:mo>
                        <math:mi>j</math:mi>
                      </math:msub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→</math:mo>
          </math:mover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row>
              <math:mo math:stretchy="false">(</math:mo>
              <math:mrow>
                <math:msub>
                  <math:mi>f</math:mi>
                  <math:mn>1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)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sup>
                  <math:mo math:stretchy="false">ν</math:mo>
                  <math:mn>2</math:mn>
                </math:msup>
              </math:mrow>
              <math:mo math:stretchy="false">)</math:mo>
            </math:mrow>
          </math:msqrt>
        </math:mrow>
      </math:mtr>
      <math:mtr>
        <math:mrow>
          <math:mi>C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os</math:mi>
          </math:mrow>
          <math:mrow>
            <math:mo math:stretchy="false">(</math:mo>
            <math:mi>r</math:mi>
            <math:mo math:stretchy="false">)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</math:mi>
          </math:mrow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+</math:mo>
            <math:mrow>
              <math:mo math:stretchy="false">∣</math:mo>
              <math:mrow>
                <math:mi>C</math:mi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  <math:mrow>
                          <math:mo math:stretchy="false">(</math:mo>
                          <math:mrow>
                            <math:mi math:fontstyle="italic">kx</math:mi>
                            <math:mo math:stretchy="false">+</math:mo>
                            <math:mi math:fontstyle="italic">ly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(</math:mo>
                          <math:mrow>
                            <math:mi math:fontstyle="italic">ak</math:mi>
                            <math:mo math:stretchy="false">+</math:mo>
                            <math:mi math:fontstyle="italic">bl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row>
                    <math:mo math:stretchy="false">(</math:mo>
                    <math:mrow>
                      <math:mi math:fontstyle="italic">ix</math:mi>
                      <math:mo math:stretchy="false">+</math:mo>
                      <math:mi math:fontstyle="italic">jy</math:mi>
                    </math:mrow>
                    <math:mo math:stretchy="false">)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slightly different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sup>
                      <math:mi>f</math:mi>
                      <math:mi math:fontstyle="italic">kl</math:mi>
                      <math:mn>2</math:mn>
                    </math:msubsup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row>
                        <math:mo math:stretchy="false">(</math:mo>
                        <math:msup>
                          <math:mi>e</math:mi>
                          <math:mrow>
                            <math:mrow>
                              <math:mo math:stretchy="false">−</math:mo>
                              <math:mn>2</math:mn>
                            </math:mrow>
                            <math:mo math:stretchy="false">π</math:mo>
                            <math:mo math:stretchy="false">i</math:mo>
                            <math:mrow>
                              <math:mo math:stretchy="false">(</math:mo>
                              <math:mrow>
                                <math:mi math:fontstyle="italic">kx</math:mi>
                                <math:mo math:stretchy="false">+</math:mo>
                                <math:mi math:fontstyle="italic">ly</math:mi>
                              </math:mrow>
                              <math:mo math:stretchy="false">)</math:mo>
                            </math:mrow>
                          </math:mrow>
                        </math:msup>
                        <math:mo math:stretchy="false">)</math:mo>
                      </math:mrow>
                      <math:mn>2</math:mn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slightly different series:"} newline
size 24 { f(x,y) = sum csub {k=-n} csup n sum csub {l=-n} csup n 
f^2_{kl}(x,y) = sum csub {k=-n} csup n sum csub {l=-n} csup n 
(e^{-2%pi%i(kx+ly)})^2 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text>Ionospheric phase delay is </math:mtext>
            <math:mrow>
              <math:mo math:stretchy="false">ζ</math:mo>
              <math:mo math:stretchy="false">=</math:mo>
              <math:mn>2</math:mn>
            </math:mrow>
            <math:mrow>
              <math:mrow>
                <math:mrow>
                  <math:mo math:stretchy="false">π</math:mo>
                  <math:mo math:stretchy="false">⋅</math:mo>
                  <math:mn>25</math:mn>
                </math:mrow>
                <math:mo math:stretchy="false">⋅</math:mo>
                <math:mfrac>
                  <math:mi>c</math:mi>
                  <math:mo math:stretchy="false">ν</math:mo>
                </math:mfrac>
              </math:mrow>
              <math:mo math:stretchy="false">⋅</math:mo>
              <math:mtext>TEC</math:mtext>
            </math:mrow>
          </math:mrow>
        </math:mrow>
      </math:mstyle>
    </math:mrow>
    <math:annotation math:encoding="StarMath 5.0">alignl size 24 {"Ionospheric phase delay is " %zeta = 2%pi cdot 25 cdot {c over %nu} cdot "TEC" }
</math:annotation>
  </math:semantics>
</math:math>
</file>